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4" style:family="table-column">
      <style:table-column-properties style:column-width="0.6479in" style:use-optimal-column-width="false"/>
    </style:style>
    <style:style style:name="Table3" style:family="table">
      <style:table-properties style:width="0.6479in" fo:margin-left="0.046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" style:parent-style-name="DefaultParagraphFont" style:family="text">
      <style:text-properties style:text-position="super 66.6%"/>
    </style:style>
    <style:style style:name="TableColumn9" style:family="table-column">
      <style:table-column-properties style:column-width="0.5368in" style:use-optimal-column-width="false"/>
    </style:style>
    <style:style style:name="Table8" style:family="table">
      <style:table-properties style:width="0.5368in" fo:margin-left="0.046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style:text-position="super 66.6%"/>
    </style:style>
    <style:style style:name="T13" style:parent-style-name="DefaultParagraphFont" style:family="text">
      <style:text-properties style:text-position="super 66.6%"/>
    </style:style>
    <style:style style:name="T14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>SQL TASK</text:p>
      <text:p text:style-name="P2"/>
      <text:p text:style-name="Standard">1. List all the columns of the salespeople table</text:p>
      <text:p text:style-name="Standard"/>
      <text:p text:style-name="Standard">mysql&gt;<text:s/>describe salespeople;</text:p>
      <text:p text:style-name="Standard">+-------+--------------+------+-----+---------+-------+</text:p>
      <text:p text:style-name="Standard">| Field | Type <text:s text:c="8"/>| Null | Key | Default | Extra |</text:p>
      <text:p text:style-name="Standard">+-------+--------------+------+-----+---------+-------+</text:p>
      <text:p text:style-name="Standard">| snum <text:s/>| int(11) <text:s text:c="5"/>| NO <text:s text:c="2"/>| PRI | NULL <text:s text:c="3"/>| <text:s text:c="6"/>|</text:p>
      <text:p text:style-name="Standard">| sname |<text:s/>varchar(30) <text:s/>| NO <text:s text:c="2"/>| <text:s text:c="4"/>| NULL <text:s text:c="3"/>| <text:s text:c="6"/>|</text:p>
      <text:p text:style-name="Standard">| city <text:s/>| varchar(30) <text:s/>| NO <text:s text:c="2"/>| <text:s text:c="4"/>| NULL <text:s text:c="3"/>| <text:s text:c="6"/>|</text:p>
      <text:p text:style-name="Standard">| comm <text:s/>| decimal(4,2) | NO <text:s text:c="2"/>| <text:s text:c="4"/>| NULL <text:s text:c="3"/>| <text:s text:c="6"/>|</text:p>
      <text:p text:style-name="Standard">+-------+--------------+------+-----+---------+-------+</text:p>
      <text:p text:style-name="Standard">4 rows in set (0.00 sec)</text:p>
      <text:p text:style-name="Standard"/>
      <text:p text:style-name="Standard">2. List all customers with a rating of 100</text:p>
      <text:p text:style-name="Standard"/>
      <text:p text:style-name="Standard">mysql&gt; select * from customer where rating=100;</text:p>
      <text:p text:style-name="Standard">+------+---------+--------+--------+------+</text:p>
      <text:p text:style-name="Standard">| cnum | cname <text:s text:c="2"/>| city <text:s text:c="2"/>| rating | snum |</text:p>
      <text:p text:style-name="Standard">+------+---------+--------+--------+------+</text:p>
      <text:p text:style-name="Standard">| 2001 | Hoffman | London | <text:s text:c="3"/>100 | 1001 |</text:p>
      <text:p text:style-name="Standard">| 2006 | Clemens | London | <text:s text:c="3"/>100 | 1001 |</text:p>
      <text:p text:style-name="Standard">| 2007 | Pereira | Rome <text:s text:c="2"/>| <text:s text:c="3"/>100 | 1004 |</text:p>
      <text:p text:style-name="Standard">+------+---------+--------+--------+------+</text:p>
      <text:p text:style-name="Standard">3 rows in set (0.05 sec)</text:p>
      <text:p text:style-name="Standard"/>
      <text:p text:style-name="Standard">3. Find all records in the Customer table with null values in the city column</text:p>
      <text:p text:style-name="Standard"/>
      <text:p text:style-name="Standard">mysql&gt;<text:s/>select * from customer where city='NULL';</text:p>
      <text:p text:style-name="Standard">Empty set (0.01 sec)</text:p>
      <text:p text:style-name="Standard"/>
      <text:p text:style-name="Standard">4. Find the largest order taken by each salesperson on each date</text:p>
      <text:p text:style-name="Standard">mysql&gt; select c.sname,max(a.amt),a.odate from orders a join customer b on a.cnum=b.cnum join salespeople c on c.snum=b.snum group by b.snum,a.odate;</text:p>
      <text:p text:style-name="Standard">+---------+------------+------------+</text:p>
      <text:p text:style-name="Standard">| sname <text:s text:c="2"/>| max(a.amt) | odate <text:s text:c="5"/>|</text:p>
      <text:p text:style-name="Standard">+---------+------------+------------+</text:p>
      <text:p text:style-name="Standard">| Peel <text:s text:c="3"/>| <text:s text:c="4"/>767.19 | 1996-10-03 |</text:p>
      <text:p text:style-name="Standard">| Peel <text:s text:c="3"/>| <text:s text:c="3"/>4723.00 | 1996-10-05 |</text:p>
      <text:p text:style-name="Standard">| Peel <text:s text:c="3"/>| <text:s text:c="3"/>9891.88 | 1996-10-06 |</text:p>
      <text:p text:style-name="Standard">| Serres <text:s/>| <text:s text:c="3"/>5160.45 | 1996-10-03 |</text:p>
      <text:p text:style-name="Standard">| Serres <text:s/>| <text:s text:c="3"/>1309.95 | 1996-10-06 |</text:p>
      <text:p text:style-name="Standard">| AxelRod | <text:s text:c="3"/>1713.23 | 1996-10-04 |</text:p>
      <text:p text:style-name="Standard">| Motika <text:s/>| <text:s text:c="3"/>1900.10 | 1996-10-03 |</text:p>
      <text:p text:style-name="Standard">| Rifkin <text:s/>| <text:s text:c="3"/>1098.16 | 1996-10-03 |</text:p>
      <text:p text:style-name="Standard">+---------+------------+------------+</text:p>
      <text:soft-page-break/>
      <text:p text:style-name="Standard">8 rows in set (0.00 sec)</text:p>
      <text:p text:style-name="Standard"/>
      <text:p text:style-name="Standard">5. Arrange the orders table by descending cnum</text:p>
      <text:p text:style-name="Standard"/>
      <text:p text:style-name="Standard">mysql&gt; select * from orders order by cnum desc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1 | <text:s text:c="2"/>18.69 | 1996-10-03 | 2008 |</text:p>
      <text:p text:style-name="Standard">| 3006 |<text:s/>1098.16 | 1996-10-03 | 2008 |</text:p>
      <text:p text:style-name="Standard">| 3002 | 1900.10 | 1996-10-03 | 2007 |</text:p>
      <text:p text:style-name="Standard">| 3008 | 4723.00 | 1996-10-05 | 2006 |</text:p>
      <text:p text:style-name="Standard">| 3011 | 9891.88 | 1996-10-06 | 2006 |</text:p>
      <text:p text:style-name="Standard">| 3010 | 1309.95 | 1996-10-06 | 2004 |</text:p>
      <text:p text:style-name="Standard">| 3005 | 5160.45 | 1996-10-03 | 2003 |</text:p>
      <text:p text:style-name="Standard">| 3007 | <text:s text:c="2"/>75.75 | 1996-10-04 |<text:s/>2002 |</text:p>
      <text:p text:style-name="Standard">| 3009 | 1713.23 | 1996-10-04 | 2002 |</text:p>
      <text:p text:style-name="Standard">| 3003 | <text:s/>767.19 | 1996-10-03 | 2001 |</text:p>
      <text:p text:style-name="Standard">+------+---------+------------+------+</text:p>
      <text:p text:style-name="Standard">10 rows in set (0.06 sec)</text:p>
      <text:p text:style-name="Standard"/>
      <text:p text:style-name="Standard">6.Find salespeople currently having orders in orders table</text:p>
      <text:p text:style-name="Standard"/>
      <text:p text:style-name="Standard">mysql&gt; select distinct <text:s/>a.sname from salespeople a,orders b,customer c where a.snum=c.snum and b.cnum=c.cnum;</text:p>
      <text:p text:style-name="Standard">+---------+</text:p>
      <text:p text:style-name="Standard">| sname <text:s text:c="2"/>|</text:p>
      <text:p text:style-name="Standard">+---------+</text:p>
      <text:p text:style-name="Standard">| Peel <text:s text:c="3"/>|</text:p>
      <text:p text:style-name="Standard">| Serres <text:s/>|</text:p>
      <text:p text:style-name="Standard">| AxelRod |</text:p>
      <text:p text:style-name="Standard">| Motika <text:s/>|</text:p>
      <text:p text:style-name="Standard">| Rifkin <text:s/>|</text:p>
      <text:p text:style-name="Standard">+---------+</text:p>
      <text:p text:style-name="Standard">5 rows in set (0.00 sec)</text:p>
      <text:p text:style-name="Standard"/>
      <text:p text:style-name="Standard">7.List names of all customers matched with salespeople<text:s/>serving them</text:p>
      <text:p text:style-name="Standard"/>
      <text:p text:style-name="Standard">mysql&gt; select a.cname,b.sname from customer a,salespeople b where a.snum=b.snum;</text:p>
      <text:p text:style-name="Standard">+----------+---------+</text:p>
      <text:p text:style-name="Standard">| cname <text:s text:c="3"/>| sname <text:s text:c="2"/>|</text:p>
      <text:p text:style-name="Standard">+----------+---------+</text:p>
      <text:p text:style-name="Standard">| Hoffman <text:s/>| Peel <text:s text:c="3"/>|</text:p>
      <text:p text:style-name="Standard">| Giovanni | AxelRod |</text:p>
      <text:p text:style-name="Standard">| Liu <text:s text:c="5"/>| Serres <text:s/>|</text:p>
      <text:p text:style-name="Standard">| Grass <text:s text:c="3"/>| Rifkin <text:s/>|</text:p>
      <text:p text:style-name="Standard">| Clemens <text:s/>| Peel <text:s text:c="3"/>|</text:p>
      <text:p text:style-name="Standard">| Pereira <text:s/>| Motika <text:s/>|</text:p>
      <text:p text:style-name="Standard">| Cisneros | Rifkin <text:s/>|</text:p>
      <text:soft-page-break/>
      <text:p text:style-name="Standard">+----------+---------+</text:p>
      <text:p text:style-name="Standard">7 rows in set (0.00 sec)</text:p>
      <text:p text:style-name="Standard"/>
      <text:p text:style-name="Standard">8. Find the name and numbers of all salespeople who has more than 1 customer</text:p>
      <text:p text:style-name="Standard"/>
      <text:p text:style-name="Standard">mysql&gt; select a.sname,a.snum from salespeople a where 1&lt;(select count(*) from customer where a.snum=snum);</text:p>
      <text:p text:style-name="Standard">+--------+------+</text:p>
      <text:p text:style-name="Standard">| sname <text:s/>| snum |</text:p>
      <text:p text:style-name="Standard">+--------+------+</text:p>
      <text:p text:style-name="Standard">| Peel <text:s text:c="2"/>| 1001 |</text:p>
      <text:p text:style-name="Standard">| Serres | 1002 |</text:p>
      <text:p text:style-name="Standard">+--------+------+</text:p>
      <text:p text:style-name="Standard">2 rows in set (0.00 sec)</text:p>
      <text:p text:style-name="Standard"/>
      <text:p text:style-name="Standard">9.Count the orders of salespeople and printthem in desc order</text:p>
      <text:p text:style-name="Standard"/>
      <text:p text:style-name="Standard">mysql&gt;<text:s/>select a.sname,max(b.amt),count(*) from salespeople a join customer c on a.snum=c.snum join orders b on c.cnum=b.cnum group by a.snum order by count(*) desc;</text:p>
      <text:p text:style-name="Standard">+---------+------------+----------+</text:p>
      <text:p text:style-name="Standard">| sname <text:s text:c="2"/>| max(b.amt) | count(*) |</text:p>
      <text:p text:style-name="Standard">+---------+------------+----------+</text:p>
      <text:p text:style-name="Standard">| Peel <text:s text:c="3"/>| <text:s text:c="3"/>9891.88 | <text:s text:c="7"/>3 |</text:p>
      <text:p text:style-name="Standard">| Rifkin <text:s/>| <text:s text:c="3"/>1098.16 | <text:s text:c="7"/>2 |</text:p>
      <text:p text:style-name="Standard">| Serres <text:s/>| <text:s text:c="3"/>5160.45 | <text:s text:c="7"/>2 |</text:p>
      <text:p text:style-name="Standard">| AxelRod | <text:s text:c="3"/>1713.23 | <text:s text:c="7"/>2 |</text:p>
      <text:p text:style-name="Standard">| Motika <text:s/>| <text:s text:c="3"/>1900.10 | <text:s text:c="7"/>1 |</text:p>
      <text:p text:style-name="Standard">+---------+------------+----------+</text:p>
      <text:p text:style-name="Standard">5 rows in set (0.00 sec)</text:p>
      <text:p text:style-name="Standard"/>
      <text:p text:style-name="Standard">10.<text:s/>List the customer table if and only if more than 1 customer is located in San Jose</text:p>
      <text:p text:style-name="Standard">mysql&gt; select * from customer where 1&lt;(select count(*) from customer where city='San Jose')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1 | Hoffman <text:s/>| London <text:s text:c="2"/>| <text:s text:c="3"/>100 | 1001 |</text:p>
      <text:p text:style-name="Standard">| 2002 | Giovanni | Rome <text:s text:c="4"/>| <text:s text:c="3"/>200 | 1003 |</text:p>
      <text:p text:style-name="Standard">| 2003 | Liu <text:s text:c="5"/>| San Jose | <text:s text:c="3"/>200 | 1002 |</text:p>
      <text:p text:style-name="Standard">| 2004 | Grass <text:s text:c="3"/>| Berlin <text:s text:c="2"/>| <text:s text:c="3"/>300 | 1002 |</text:p>
      <text:p text:style-name="Standard">| 2006<text:s/>| Clemens <text:s/>| London <text:s text:c="2"/>| <text:s text:c="3"/>100 | 1001 |</text:p>
      <text:p text:style-name="Standard">| 2007 | Pereira <text:s/>| Rome <text:s text:c="4"/>| <text:s text:c="3"/>100 | 1004 |</text:p>
      <text:p text:style-name="Standard">| 2008 | Cisneros | San Jose | <text:s text:c="3"/>300 | 1007 |</text:p>
      <text:p text:style-name="Standard">+------+----------+----------+--------+------+</text:p>
      <text:p text:style-name="Standard">7 rows in set (0.00 sec)</text:p>
      <text:p text:style-name="Standard"/>
      <text:p text:style-name="Standard">11.Match salespeople to customers acc to which city they live in</text:p>
      <text:p text:style-name="Standard">mysql&gt; select a.sname,b.cname,a.city from salespeople a,customer b where a.city=b.city;</text:p>
      <text:p text:style-name="Standard">+--------+----------+----------+</text:p>
      <text:p text:style-name="Standard">| sname <text:s/>| cname <text:s text:c="3"/>| city <text:s text:c="4"/>|</text:p>
      <text:soft-page-break/>
      <text:p text:style-name="Standard">+--------+----------+----------+</text:p>
      <text:p text:style-name="Standard">| Peel <text:s text:c="2"/>| Hoffman <text:s/>| London <text:s text:c="2"/>|</text:p>
      <text:p text:style-name="Standard">| Motika | Hoffman<text:s text:c="2"/>| London <text:s text:c="2"/>|</text:p>
      <text:p text:style-name="Standard">| Fran <text:s text:c="2"/>| Hoffman <text:s/>| London <text:s text:c="2"/>|</text:p>
      <text:p text:style-name="Standard">| Serres | Liu <text:s text:c="5"/>| San Jose |</text:p>
      <text:p text:style-name="Standard">| Peel <text:s text:c="2"/>| Clemens <text:s/>| London <text:s text:c="2"/>|</text:p>
      <text:p text:style-name="Standard">| Motika | Clemens <text:s/>| London <text:s text:c="2"/>|</text:p>
      <text:p text:style-name="Standard">| Fran <text:s text:c="2"/>| Clemens <text:s/>| London <text:s text:c="2"/>|</text:p>
      <text:p text:style-name="Standard">| Serres | Cisneros | San Jose |</text:p>
      <text:p text:style-name="Standard">+--------+----------+----------+</text:p>
      <text:p text:style-name="Standard">8 rows in<text:s/>set (0.00 sec)</text:p>
      <text:p text:style-name="Standard"/>
      <text:p text:style-name="Standard">12. Find the largest order taken by each salespeople</text:p>
      <text:p text:style-name="Standard">mysql&gt; select a.sname,max(b.amt) from salespeople a join customer c on a.snum=c.snum join orders b on c.cnum=b.cnum group by a.snum;</text:p>
      <text:p text:style-name="Standard">+---------+------------+</text:p>
      <text:p text:style-name="Standard">| sname <text:s text:c="2"/>| max(b.amt) |</text:p>
      <text:p text:style-name="Standard">+---------+------------+</text:p>
      <text:p text:style-name="Standard">| Peel <text:s text:c="3"/>| <text:s text:c="3"/>9891.88 |</text:p>
      <text:p text:style-name="Standard">| Serres <text:s/>| <text:s text:c="3"/>5160.45 |</text:p>
      <text:p text:style-name="Standard">| AxelRod | <text:s text:c="3"/>1713.23 |</text:p>
      <text:p text:style-name="Standard">| Motika <text:s/>| <text:s text:c="3"/>1900.10 |</text:p>
      <text:p text:style-name="Standard">| Rifkin <text:s/>| <text:s text:c="3"/>1098.16 |</text:p>
      <text:p text:style-name="Standard">+---------+------------+</text:p>
      <text:p text:style-name="Standard">5 rows in set (0.00 sec)</text:p>
      <text:p text:style-name="Standard"/>
      <text:p text:style-name="Standard">13.Find customers in San Jose with rating greater than 200</text:p>
      <text:p text:style-name="Standard">mysql&gt; select cname from customer where city='San Jose' and 200&lt;rating;</text:p>
      <text:p text:style-name="Standard">+----------+</text:p>
      <text:p text:style-name="Standard">| cname <text:s text:c="3"/>|</text:p>
      <text:p text:style-name="Standard">+----------+</text:p>
      <text:p text:style-name="Standard">| Cisneros |</text:p>
      <text:p text:style-name="Standard">+----------+</text:p>
      <text:p text:style-name="Standard">1 row in set (0.00 sec)</text:p>
      <text:p text:style-name="Standard"/>
      <text:p text:style-name="Standard">14. List the names and comm of all salespeople in London</text:p>
      <text:p text:style-name="Standard">mysql&gt;<text:s/>select sname,comm from salespeople where city='London';</text:p>
      <text:p text:style-name="Standard">+--------+------+</text:p>
      <text:p text:style-name="Standard">| sname <text:s/>| comm |</text:p>
      <text:p text:style-name="Standard">+--------+------+</text:p>
      <text:p text:style-name="Standard">| Peel <text:s text:c="2"/>| 0.12 |</text:p>
      <text:p text:style-name="Standard">| Motika | 0.11 |</text:p>
      <text:p text:style-name="Standard">| Fran <text:s text:c="2"/>| 0.26 |</text:p>
      <text:p text:style-name="Standard">+--------+------+</text:p>
      <text:p text:style-name="Standard">3 rows in set (0.00 sec)</text:p>
      <text:p text:style-name="Standard"/>
      <text:p text:style-name="Standard">15. List all the orders of salesperson motika from orders table</text:p>
      <text:p text:style-name="Standard"/>
      <text:soft-page-break/>
      <text:p text:style-name="Standard">mysql&gt; select a.onum,a.amt,a.odate,c.sname from orders a,customer b,salespeople c <text:s/>where a.cnum=b.cnum and b.snum=c.snum and c.sname='Motika';</text:p>
      <text:p text:style-name="Standard">+------+---------+------------+--------+</text:p>
      <text:p text:style-name="Standard">| onum | amt <text:s text:c="4"/>| odate <text:s text:c="5"/>| sname <text:s/>|</text:p>
      <text:p text:style-name="Standard">+------+---------+------------+--------+</text:p>
      <text:p text:style-name="Standard">| 3002 | 1900.10 | 1996-10-03 | Motika |</text:p>
      <text:p text:style-name="Standard">+------+---------+------------+--------+</text:p>
      <text:p text:style-name="Standard">1 row in set (0.00 sec)</text:p>
      <text:p text:style-name="Standard"/>
      <text:p text:style-name="Standard">16.Find all the customers with orders on oct 3</text:p>
      <text:p text:style-name="Standard"/>
      <text:p text:style-name="Standard">mysql&gt;<text:s/>select a.cname from customer a,orders b where a.cnum=b.cnum and b.odate='1996-10-03';</text:p>
      <text:p text:style-name="Standard">+----------+</text:p>
      <text:p text:style-name="Standard">| cname <text:s text:c="3"/>|</text:p>
      <text:p text:style-name="Standard">+----------+</text:p>
      <text:p text:style-name="Standard">| Cisneros |</text:p>
      <text:p text:style-name="Standard">| Pereira <text:s/>|</text:p>
      <text:p text:style-name="Standard">| Hoffman <text:s/>|</text:p>
      <text:p text:style-name="Standard">| Liu <text:s text:c="5"/>|</text:p>
      <text:p text:style-name="Standard">| Cisneros |</text:p>
      <table:table table:style-name="Table3">
        <table:table-columns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>17. Give the sums of the amunts from orders table,grouped by<text:s/>date,eliminating those dates where sum was not above max amt.</text:p>
      <text:p text:style-name="Standard">mysql&gt; select odate, sum(amt) as total from orders group by odate having total&gt;(select max(amt) from orders);</text:p>
      <text:p text:style-name="Standard">+------------+----------+</text:p>
      <text:p text:style-name="Standard">| odate <text:s text:c="5"/>| total <text:s text:c="3"/>|</text:p>
      <text:p text:style-name="Standard">+------------+----------+</text:p>
      <text:p text:style-name="Standard">| 1996-10-06 | 11201.83 |</text:p>
      <text:p text:style-name="Standard">+------------+----------+</text:p>
      <text:p text:style-name="Standard">1 row in set (0.03 sec)</text:p>
      <text:p text:style-name="Standard"/>
      <text:p text:style-name="Standard">18. select all orders that had amounts that were greater than atleast one of the orders from oct 6</text:p>
      <text:p text:style-name="Standard"/>
      <text:p text:style-name="Standard">mysql&gt;<text:s/>select * from orders where odate!='1996-10-06' and amt&gt;(select min(amt) from orders <text:s/>where odate='1996-10-06')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2 | 1900.10 | 1996-10-03 | 2007 |</text:p>
      <text:p text:style-name="Standard">| 3005 | 5160.45 | 1996-10-03 | 2003 |</text:p>
      <text:p text:style-name="Standard">| 3008 | 4723.00 | 1996-10-05 | 2006 |</text:p>
      <text:p text:style-name="Standard">| 3009 | 1713.23 | 1996-10-04 | 2002 |</text:p>
      <text:p text:style-name="Standard">+------+---------+------------+------+</text:p>
      <text:p text:style-name="Standard">4 rows in set (0.04 sec)</text:p>
      <text:p text:style-name="Standard"/>
      <text:soft-page-break/>
      <text:p text:style-name="Standard">19.Write a query that uses exists operator to extract<text:s/>salespeople wih customer rating equal to 300</text:p>
      <text:p text:style-name="Standard"/>
      <text:p text:style-name="Standard">mysql&gt; select a.sname from salespeople a where exists(select * from customer b where a.snum=b.snum and b.rating=300);</text:p>
      <text:p text:style-name="Standard">+--------+</text:p>
      <text:p text:style-name="Standard">| sname <text:s/>|</text:p>
      <text:p text:style-name="Standard">+--------+</text:p>
      <text:p text:style-name="Standard">| Serres |</text:p>
      <text:p text:style-name="Standard">| Rifkin |</text:p>
      <text:p text:style-name="Standard">+--------+</text:p>
      <text:p text:style-name="Standard">2 rows in set (0.04 sec)</text:p>
      <text:p text:style-name="Standard"/>
      <text:p text:style-name="Standard">20. <text:s/>Find all pairs of customer with same rating</text:p>
      <text:p text:style-name="Standard">mysql&gt; select a.cname,b.cname,a.rating from customer a,customer b where a.rating=b.rating and a.cnum!=b.cnum;</text:p>
      <text:p text:style-name="Standard">+----------+----------+--------+</text:p>
      <text:p text:style-name="Standard">| cname <text:s text:c="3"/>| cname <text:s text:c="3"/>| rating |</text:p>
      <text:p text:style-name="Standard">+----------+----------+--------+</text:p>
      <text:p text:style-name="Standard">| Clemens <text:s/>| Hoffman <text:s/>| <text:s text:c="3"/>100 |</text:p>
      <text:p text:style-name="Standard">| Pereira <text:s/>| Hoffman <text:s/>| <text:s text:c="3"/>100 |</text:p>
      <text:p text:style-name="Standard">| Liu <text:s text:c="5"/>| Giovanni | <text:s text:c="3"/>200 |</text:p>
      <text:p text:style-name="Standard">| Giovanni | Liu <text:s text:c="5"/>| <text:s text:c="3"/>200 |</text:p>
      <text:p text:style-name="Standard">| Cisneros | Grass <text:s text:c="3"/>| <text:s text:c="3"/>300 |</text:p>
      <text:p text:style-name="Standard">| Hoffman <text:s/>| Clemens <text:s/>| <text:s text:c="3"/>100 |</text:p>
      <text:p text:style-name="Standard">| Pereira <text:s/>| Clemens <text:s/>| <text:s/><text:s text:c="2"/>100 |</text:p>
      <text:p text:style-name="Standard">| Hoffman <text:s/>| Pereira <text:s/>| <text:s text:c="3"/>100 |</text:p>
      <text:p text:style-name="Standard">| Clemens <text:s/>| Pereira <text:s/>| <text:s text:c="3"/>100 |</text:p>
      <text:p text:style-name="Standard">| Grass <text:s text:c="3"/>| Cisneros | <text:s text:c="3"/>300 |</text:p>
      <text:p text:style-name="Standard">+----------+----------+--------+</text:p>
      <text:p text:style-name="Standard">10 rows in set (0.08 sec)</text:p>
      <text:p text:style-name="Standard"/>
      <text:p text:style-name="Standard">21. Find all customers with cnum having 1000 more than snum of serres</text:p>
      <text:p text:style-name="Standard">mysql&gt; select * from customer where 2002&lt;cnum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3 | Liu <text:s text:c="5"/>| San Jose | <text:s text:c="3"/>200 | 1002 |</text:p>
      <text:p text:style-name="Standard">| 2004 | Grass <text:s text:c="3"/>| Berlin <text:s text:c="2"/>| <text:s text:c="3"/>300 |<text:s/>1002 |</text:p>
      <text:p text:style-name="Standard">| 2006 | Clemens <text:s/>| London <text:s text:c="2"/>| <text:s text:c="3"/>100 | 1001 |</text:p>
      <text:p text:style-name="Standard">| 2007 | Pereira <text:s/>| Rome <text:s text:c="4"/>| <text:s text:c="3"/>100 | 1004 |</text:p>
      <text:p text:style-name="Standard">| 2008 | Cisneros | San Jose | <text:s text:c="3"/>300 | 1007 |</text:p>
      <text:p text:style-name="Standard">+------+----------+----------+--------+------+</text:p>
      <text:p text:style-name="Standard">5 rows in set (0.70 sec)</text:p>
      <text:p text:style-name="Standard"/>
      <text:p text:style-name="Standard">22.Give salespeople comm as percentage instead of decimal</text:p>
      <text:p text:style-name="Standard"/>
      <text:p text:style-name="Standard">mysql&gt;<text:s/>select sname,(comm*100) as percentage_comm from salespeople;</text:p>
      <text:p text:style-name="Standard">+---------+-----------------+</text:p>
      <text:p text:style-name="Standard">| sname <text:s text:c="2"/>| percentage_comm |</text:p>
      <text:soft-page-break/>
      <text:p text:style-name="Standard">+---------+-----------------+</text:p>
      <text:p text:style-name="Standard">| Peel <text:s text:c="3"/>| <text:s text:c="10"/>12.00 |</text:p>
      <text:p text:style-name="Standard">| Serres <text:s/>| <text:s text:c="10"/>13.00 |</text:p>
      <text:p text:style-name="Standard">| AxelRod | <text:s text:c="10"/>10.00 |</text:p>
      <text:p text:style-name="Standard">| Motika <text:s/>| <text:s text:c="2"/><text:s text:c="8"/>11.00 |</text:p>
      <text:p text:style-name="Standard">| Fran <text:s text:c="3"/>| <text:s text:c="10"/>26.00 |</text:p>
      <text:p text:style-name="Standard">| Rifkin <text:s/>| <text:s text:c="10"/>15.00 |</text:p>
      <text:p text:style-name="Standard">+---------+-----------------+</text:p>
      <text:p text:style-name="Standard">6 rows in set (0.01 sec)</text:p>
      <text:p text:style-name="Standard"/>
      <text:p text:style-name="Standard"/>
      <text:p text:style-name="Standard">23.Find the largest order taken by each salesperson on each date,eliminating those max orders which are less than 3000 in<text:s/>value</text:p>
      <text:p text:style-name="Standard">mysql&gt; select max(a.amt),a.odate,b.sname from orders a,salespeople b,customer c where a.cnum=c.cnum and b.snum=c.snum group by b.snum,a.odate,b.sname having max(a.amt)&gt;=3000;</text:p>
      <text:p text:style-name="Standard">+------------+------------+--------+</text:p>
      <text:p text:style-name="Standard">| max(a.amt) | odate <text:s text:c="5"/>| sname <text:s/>|</text:p>
      <text:p text:style-name="Standard">+------------+------------+--------+</text:p>
      <text:p text:style-name="Standard">| <text:s text:c="3"/>4723.00 | 1996-10-05 | Peel <text:s text:c="2"/>|</text:p>
      <text:p text:style-name="Standard">| <text:s text:c="3"/>9891.88 | 1996-10-06 | Peel <text:s text:c="2"/>|</text:p>
      <text:p text:style-name="Standard">| <text:s text:c="3"/>5160.45 | 1996-10-03 | Serres |</text:p>
      <text:p text:style-name="Standard">+------------+------------+--------+</text:p>
      <text:p text:style-name="Standard">3 rows in set (0.00 sec)</text:p>
      <text:p text:style-name="Standard"/>
      <text:p text:style-name="Standard">24. List the largest orders for oct 3 for each<text:s/>salespeople</text:p>
      <text:p text:style-name="Standard">mysql&gt; select a.sname,max(b.amt),b.odate from salespeople a,customer c,orders b where c.cnum=b.cnum and a.snum=c.snum and b.odate='1996-10-03' <text:s/>group by a.snum,b.odate;</text:p>
      <text:p text:style-name="Standard">+--------+------------+------------+</text:p>
      <text:p text:style-name="Standard">| sname <text:s/>| max(b.amt) | odate <text:s text:c="5"/>|</text:p>
      <text:p text:style-name="Standard">+--------+------------+------------+</text:p>
      <text:p text:style-name="Standard">| Peel <text:s text:c="2"/>| <text:s text:c="4"/>767.19 | 1996-10-03 |</text:p>
      <text:p text:style-name="Standard">| Serres | <text:s text:c="3"/>5160.45 | 1996-10-03 |</text:p>
      <text:p text:style-name="Standard">| Motika | <text:s text:c="3"/>1900.10 | 1996-10-03 |</text:p>
      <text:p text:style-name="Standard">| Rifkin | <text:s text:c="3"/>1098.16 | 1996-10-03 |</text:p>
      <text:p text:style-name="Standard">+--------+------------+------------+</text:p>
      <text:p text:style-name="Standard">4 rows in set (0.00 sec)</text:p>
      <text:p text:style-name="Standard"/>
      <text:p text:style-name="Standard"/>
      <text:p text:style-name="Standard">25.Select all customers located in cities where Serres has customers</text:p>
      <text:p text:style-name="Standard"/>
      <text:p text:style-name="Standard">mysql&gt; select cname,city from customer where snum=1002;</text:p>
      <text:p text:style-name="Standard">+-------+----------+</text:p>
      <text:p text:style-name="Standard">| cname | city <text:s text:c="4"/>|</text:p>
      <text:p text:style-name="Standard">+-------+----------+</text:p>
      <text:p text:style-name="Standard">| Liu <text:s text:c="2"/>| San Jose |</text:p>
      <text:p text:style-name="Standard">| Grass | Berlin <text:s text:c="2"/>|</text:p>
      <text:p text:style-name="Standard">+-------+----------+</text:p>
      <text:p text:style-name="Standard">2 rows in set (0.00 sec)</text:p>
      <text:p text:style-name="Standard"/>
      <text:p text:style-name="Standard"/>
      <text:p text:style-name="Standard">26. Select all customers with a rating above 200</text:p>
      <text:p text:style-name="Standard">mysql&gt; select * from customer where 200&lt;rating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<text:s/>2004 | Grass <text:s text:c="3"/>| Berlin <text:s text:c="2"/>| <text:s text:c="3"/>300 | 1002 |</text:p>
      <text:p text:style-name="Standard">| 2008 | Cisneros | San Jose | <text:s text:c="3"/>300 | 1007 |</text:p>
      <text:p text:style-name="Standard">+------+----------+----------+--------+------+</text:p>
      <text:p text:style-name="Standard">2 rows in set (0.00 sec)</text:p>
      <text:p text:style-name="Standard"/>
      <text:p text:style-name="Standard">27.count the no. of salespeople currently listing orders in the orders table</text:p>
      <text:p text:style-name="Standard">mysql&gt;<text:s/>select count(distinct(sname)) from salespeople a,customer b,orders c where a.snum=b.snum and b.cnum=c.cnum;+------------------------+</text:p>
      <text:p text:style-name="Standard">| count(distinct(sname)) |</text:p>
      <text:p text:style-name="Standard">+------------------------+</text:p>
      <text:p text:style-name="Standard">| <text:s text:c="21"/>5 |</text:p>
      <text:p text:style-name="Standard">+------------------------+</text:p>
      <text:p text:style-name="Standard">1 row in set<text:s/>(0.04 sec)</text:p>
      <text:p text:style-name="Standard"/>
      <text:p text:style-name="Standard">28.Write a query that produces all customers serviced by salespeople with a commission above 12%.Output the customer’s name and salespersons rate of commission.</text:p>
      <text:p text:style-name="Standard"/>
      <text:p text:style-name="Standard">mysql&gt;<text:s/>select a.cname,b.comm from customer a,salespeople b where a.snum=b.snum and <text:s/>0.12&lt; b.comm;</text:p>
      <text:p text:style-name="Standard">+----------+------+</text:p>
      <text:p text:style-name="Standard">| cname <text:s text:c="3"/>| comm |</text:p>
      <text:p text:style-name="Standard">+----------+------+</text:p>
      <text:p text:style-name="Standard">| Liu <text:s text:c="5"/>| 0.13 |</text:p>
      <text:p text:style-name="Standard">| Grass <text:s text:c="3"/>| 0.13 |</text:p>
      <text:p text:style-name="Standard">| Cisneros | 0.15 |</text:p>
      <text:p text:style-name="Standard">+----------+------+</text:p>
      <text:p text:style-name="Standard">3 rows in set (0.00 sec)</text:p>
      <text:p text:style-name="Standard"/>
      <text:p text:style-name="Standard">29. Find salespeople with multiple customersmysql&gt; select snum,sname from salespeople a where 1&lt;(select count(*) from customer where snum=a.snum);</text:p>
      <text:p text:style-name="Standard">+------+--------+</text:p>
      <text:p text:style-name="Standard">| snum | sname <text:s/>|</text:p>
      <text:p text:style-name="Standard">+------+--------+</text:p>
      <text:p text:style-name="Standard">| 1001 | Peel <text:s text:c="2"/>|</text:p>
      <text:p text:style-name="Standard">| 1002 | Serres |</text:p>
      <text:p text:style-name="Standard">+------+--------+</text:p>
      <text:p text:style-name="Standard">2 rows in set (0.05 sec)</text:p>
      <text:p text:style-name="Standard"/>
      <text:p text:style-name="Standard">30. Find salespeople with customers located in their city</text:p>
      <text:p text:style-name="Standard">mysql&gt; select a.sname,b.cname from salespeople a,customer b where a.snum=b.snum and a.city=b.city;</text:p>
      <text:p text:style-name="Standard">+--------+---------+</text:p>
      <text:p text:style-name="Standard">| sname <text:s/>| cname <text:s text:c="2"/>|</text:p>
      <text:soft-page-break/>
      <text:p text:style-name="Standard">+--------+---------+</text:p>
      <text:p text:style-name="Standard">| Peel <text:s text:c="2"/>| Hoffman |</text:p>
      <text:p text:style-name="Standard">| Serres | Liu <text:s text:c="4"/>|</text:p>
      <text:p text:style-name="Standard">| Peel <text:s text:c="2"/>| Clemens |</text:p>
      <text:p text:style-name="Standard">+--------+---------+</text:p>
      <text:p text:style-name="Standard">3 rows in set (0.00 sec)</text:p>
      <text:p text:style-name="Standard"/>
      <text:p text:style-name="Standard">31. Find all salespeople whose name starts with p and 4<text:span text:style-name="T7">th</text:span><text:s/>char is I</text:p>
      <text:p text:style-name="Standard"/>
      <text:p text:style-name="Standard">mysql&gt; select * from salespeople where sname like 'p__i%';</text:p>
      <text:p text:style-name="Standard">Empty set (0.50 sec)</text:p>
      <text:p text:style-name="Standard"/>
      <text:p text:style-name="Standard">32.Write a query that uses a subquery to obtain all orders for the customer named cisneros. Assume you dont know his cnum</text:p>
      <text:p text:style-name="Standard"/>
      <text:p text:style-name="Standard">mysql&gt; select * from orders where cnum=(select cnum from customer where cname='Cisneros');</text:p>
      <text:p text:style-name="Standard">+------+---------+------------+------+</text:p>
      <text:p text:style-name="Standard">| onum |<text:s/>amt <text:s text:c="4"/>| odate <text:s text:c="5"/>| cnum |</text:p>
      <text:p text:style-name="Standard">+------+---------+------------+------+</text:p>
      <text:p text:style-name="Standard">| 3001 | <text:s text:c="2"/>18.69 | 1996-10-03 | 2008 |</text:p>
      <text:p text:style-name="Standard">| 3006 | 1098.16 | 1996-10-03 | 2008 |</text:p>
      <text:p text:style-name="Standard">+------+---------+------------+------+</text:p>
      <text:p text:style-name="Standard">2 rows in set (0.02 sec)</text:p>
      <text:p text:style-name="Standard"/>
      <text:p text:style-name="Standard">33.Find the largest orders for Serres and<text:s/>Rifkin</text:p>
      <text:p text:style-name="Standard"/>
      <text:p text:style-name="Standard">mysql&gt; select max(a.amt),b.sname from orders a,salespeople b,customer c where a.cnum=c.cnum and b.snum=c.snum and (b.sname='rifkin' or b.sname='serres') group by b.sname;</text:p>
      <text:p text:style-name="Standard">+------------+--------+</text:p>
      <text:p text:style-name="Standard">| max(a.amt) | sname <text:s/>|</text:p>
      <text:p text:style-name="Standard">+------------+--------+</text:p>
      <text:p text:style-name="Standard">| <text:s text:c="3"/>1098.16 | Rifkin |</text:p>
      <text:p text:style-name="Standard">| <text:s text:c="3"/>5160.45 | Serres |</text:p>
      <text:p text:style-name="Standard">+------------+--------+</text:p>
      <text:p text:style-name="Standard">2 rows in set (0.03 sec)</text:p>
      <text:p text:style-name="Standard"/>
      <text:p text:style-name="Standard">34. Extract salespeople table in following order snum,sname,comm,city</text:p>
      <text:p text:style-name="Standard">mysql&gt;<text:s/>select snum,sname,comm,city from salespeople;</text:p>
      <text:p text:style-name="Standard">+------+---------+------+-----------+</text:p>
      <text:p text:style-name="Standard">| snum | sname <text:s text:c="2"/>| comm | city <text:s text:c="5"/>|</text:p>
      <text:p text:style-name="Standard">+------+---------+------+-----------+</text:p>
      <text:p text:style-name="Standard">| 1001 | Peel <text:s text:c="3"/>| 0.12 | London <text:s text:c="3"/>|</text:p>
      <text:p text:style-name="Standard">| 1002 | Serres <text:s/>| 0.13 | San Jose <text:s/>|</text:p>
      <text:p text:style-name="Standard">| 1003 | AxelRod |<text:s/>0.10 | New York <text:s/>|</text:p>
      <text:p text:style-name="Standard">| 1004 | Motika <text:s/>| 0.11 | London <text:s text:c="3"/>|</text:p>
      <text:p text:style-name="Standard">| 1005 | Fran <text:s text:c="3"/>| 0.26 | London <text:s text:c="3"/>|</text:p>
      <text:p text:style-name="Standard">| 1007 | Rifkin <text:s/>| 0.15 | Barcelona |</text:p>
      <text:p text:style-name="Standard">+------+---------+------+-----------+</text:p>
      <text:p text:style-name="Standard">6 rows in set (0.00 sec)</text:p>
      <text:p text:style-name="Standard"/>
      <text:p text:style-name="Standard">35. Select all customers with names in the range ‘a’ and ‘g’</text:p>
      <text:p text:style-name="Standard">mysql&gt; select * from customer where substring(cname,1,1) in ('a','b','c','d','e','f','g')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2 | Giovanni |<text:s/>Rome <text:s text:c="4"/>| <text:s text:c="3"/>200 | 1003 |</text:p>
      <text:p text:style-name="Standard">| 2004 | Grass <text:s text:c="3"/>| Berlin <text:s text:c="2"/>| <text:s text:c="3"/>300 | 1002 |</text:p>
      <text:p text:style-name="Standard">| 2006 | Clemens <text:s/>| London <text:s text:c="2"/>| <text:s text:c="3"/>100 | 1001 |</text:p>
      <text:p text:style-name="Standard">| 2008 | Cisneros | San Jose | <text:s text:c="3"/>300 | 1007 |</text:p>
      <text:p text:style-name="Standard">+------+----------+----------+--------+------+</text:p>
      <text:p text:style-name="Standard">4 rows in set (0.03 sec)</text:p>
      <text:p text:style-name="Standard"/>
      <text:p text:style-name="Standard">36.Select all combinations of customers that you can assign</text:p>
      <text:p text:style-name="Standard">mysql&gt; select a.cname,b.cname,a.rating from customer a,customer b where a.rating=b.rating and a.cnum!=b.cnum;</text:p>
      <text:p text:style-name="Standard">+----------+----------+--------+</text:p>
      <text:p text:style-name="Standard">| cname <text:s text:c="3"/>| cname <text:s text:c="3"/>| rating |</text:p>
      <text:p text:style-name="Standard">+----------+----------+--------+</text:p>
      <text:p text:style-name="Standard">|<text:s/>Clemens <text:s/>| Hoffman <text:s/>| <text:s text:c="3"/>100 |</text:p>
      <text:p text:style-name="Standard">| Pereira <text:s/>| Hoffman <text:s/>| <text:s text:c="3"/>100 |</text:p>
      <text:p text:style-name="Standard">| Liu <text:s text:c="5"/>| Giovanni | <text:s text:c="3"/>200 |</text:p>
      <text:p text:style-name="Standard">| Giovanni | Liu <text:s text:c="5"/>| <text:s text:c="3"/>200 |</text:p>
      <text:p text:style-name="Standard">| Cisneros | Grass <text:s text:c="3"/>| <text:s text:c="3"/>300 |</text:p>
      <text:p text:style-name="Standard">| Hoffman <text:s/>| Clemens <text:s/>| <text:s text:c="3"/>100 |</text:p>
      <text:p text:style-name="Standard">| Pereira <text:s/>| Clemens <text:s/>| <text:s text:c="3"/>100 |</text:p>
      <text:p text:style-name="Standard">| Hoffman <text:s/>| Pereira <text:s/>| <text:s text:c="3"/>100 |</text:p>
      <text:p text:style-name="Standard">| Clemens <text:s/>| Pereira <text:s/>| <text:s text:c="3"/>100 |</text:p>
      <text:p text:style-name="Standard">| Grass <text:s text:c="3"/>| Cisneros | <text:s text:c="3"/>300 |</text:p>
      <text:p text:style-name="Standard">+----------+----------+--------+</text:p>
      <text:p text:style-name="Standard">10 rows in set (0.00 sec)</text:p>
      <text:p text:style-name="Standard"/>
      <text:p text:style-name="Standard"/>
      <text:p text:style-name="Standard">mysql&gt; select a.cname,b.cname,a.city from customer a,customer b where a.city=b.city and a.cnum!=b.cnum;</text:p>
      <text:p text:style-name="Standard">+----------+----------+----------+</text:p>
      <text:p text:style-name="Standard">| cname <text:s text:c="3"/>| cname <text:s text:c="3"/>| city <text:s text:c="4"/>|</text:p>
      <text:p text:style-name="Standard">+----------+----------+----------+</text:p>
      <text:p text:style-name="Standard">| Clemens <text:s/>| Hoffman <text:s/>| London <text:s text:c="2"/>|</text:p>
      <text:p text:style-name="Standard">| Pereira <text:s/>| Giovanni | Rome <text:s text:c="4"/>|</text:p>
      <text:p text:style-name="Standard">| Cisneros | Liu <text:s text:c="5"/>| San Jose |</text:p>
      <text:p text:style-name="Standard">| Hoffman <text:s/>| Clemens <text:s/>| London <text:s text:c="2"/>|</text:p>
      <text:p text:style-name="Standard">| Giovanni<text:s/>| Pereira <text:s/>| Rome <text:s text:c="4"/>|</text:p>
      <text:p text:style-name="Standard">| Liu <text:s text:c="5"/>| Cisneros | San Jose |</text:p>
      <text:p text:style-name="Standard">+----------+----------+----------+</text:p>
      <text:p text:style-name="Standard">6 rows in set (0.00 sec)</text:p>
      <text:p text:style-name="Standard"/>
      <text:p text:style-name="Standard">37.select all the orders greater than avg on oct 4</text:p>
      <text:p text:style-name="Standard">mysql&gt; select * from orders where (select avg(amt) from orders)&lt;amt and odate='1996-10-04';</text:p>
      <text:soft-page-break/>
      <text:p text:style-name="Standard">Empty set (0.02 sec)</text:p>
      <text:p text:style-name="Standard"/>
      <text:p text:style-name="Standard">38.Write a select query with sub query to select the names and numbers of customers with ratings equal to max for their city.</text:p>
      <text:p text:style-name="Standard">mysql&gt; select cname,rating,city from customer where rating in (select max(rating) from customer group<text:s/>by city);</text:p>
      <text:p text:style-name="Standard">+----------+--------+----------+</text:p>
      <text:p text:style-name="Standard">| cname <text:s text:c="3"/>| rating | city <text:s text:c="4"/>|</text:p>
      <text:p text:style-name="Standard">+----------+--------+----------+</text:p>
      <text:p text:style-name="Standard">| Hoffman <text:s/>| <text:s text:c="3"/>100 | London <text:s text:c="2"/>|</text:p>
      <text:p text:style-name="Standard">| Giovanni | <text:s text:c="3"/>200 | Rome <text:s text:c="4"/>|</text:p>
      <text:p text:style-name="Standard">| Liu <text:s text:c="5"/>| <text:s text:c="3"/>200 | San Jose |</text:p>
      <text:p text:style-name="Standard">| Grass <text:s text:c="3"/>| <text:s text:c="3"/>300 | Berlin <text:s text:c="2"/>|</text:p>
      <text:p text:style-name="Standard">| Clemens <text:s/>| <text:s/><text:s text:c="2"/>100 | London <text:s text:c="2"/>|</text:p>
      <text:p text:style-name="Standard">| Pereira <text:s/>| <text:s text:c="3"/>100 | Rome <text:s text:c="4"/>|</text:p>
      <text:p text:style-name="Standard">| Cisneros | <text:s text:c="3"/>300 | San Jose |</text:p>
      <text:p text:style-name="Standard">+----------+--------+----------+</text:p>
      <text:p text:style-name="Standard">7 rows in set (0.00 sec)</text:p>
      <text:p text:style-name="Standard"/>
      <text:p text:style-name="Standard">39. write <text:s/>a query that totals orders for each day and places orders in descending order</text:p>
      <text:p text:style-name="Standard">mysql&gt;<text:s/>select count(onum) as tot,odate from orders group by odate <text:s/>order by tot desc;</text:p>
      <text:p text:style-name="Standard">+-----+------------+</text:p>
      <text:p text:style-name="Standard">| tot | odate <text:s text:c="5"/>|</text:p>
      <text:p text:style-name="Standard">+-----+------------+</text:p>
      <text:p text:style-name="Standard">| <text:s text:c="2"/>5 | 1996-10-03 |</text:p>
      <text:p text:style-name="Standard">| <text:s text:c="2"/>2 | 1996-10-04 |</text:p>
      <text:p text:style-name="Standard">| <text:s text:c="2"/>2 | 1996-10-06 |</text:p>
      <text:p text:style-name="Standard">| <text:s text:c="2"/>1 | 1996-10-05 |</text:p>
      <text:p text:style-name="Standard">+-----+------------+</text:p>
      <text:p text:style-name="Standard">4 rows in set (0.00 sec)</text:p>
      <text:p text:style-name="Standard"/>
      <text:p text:style-name="Standard">40.Write a select command that produces the rating followed by name of each customer in San Jose</text:p>
      <text:p text:style-name="Standard">mysql&gt; select rating,cname from customer where city='San Jose';</text:p>
      <text:p text:style-name="Standard">+--------+----------+</text:p>
      <text:p text:style-name="Standard">| rating | cname <text:s text:c="3"/>|</text:p>
      <text:p text:style-name="Standard">+--------+----------+</text:p>
      <text:p text:style-name="Standard">| <text:s text:c="3"/>200 |<text:s/>Liu <text:s text:c="5"/>|</text:p>
      <text:p text:style-name="Standard">| <text:s text:c="3"/>300 | Cisneros |</text:p>
      <text:p text:style-name="Standard">+--------+----------+</text:p>
      <text:p text:style-name="Standard">2 rows in set (0.00 sec)</text:p>
      <text:p text:style-name="Standard"/>
      <text:p text:style-name="Standard">41.Find all orders with amounts smaller than any amount for a customer in San Jose</text:p>
      <text:p text:style-name="Standard">mysql&gt; select * from orders where amt&lt;(select max(a.amt) from orders a,customer b where b.city='San Jose')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1 | <text:s text:c="2"/>18.69 | 1996-10-03 | 2008 |</text:p>
      <text:p text:style-name="Standard">| 3002 | 1900.10 | 1996-10-03 | 2007 |</text:p>
      <text:soft-page-break/>
      <text:p text:style-name="Standard">| 3003 | <text:s/>767.19 | 1996-10-03 | 2001 |</text:p>
      <text:p text:style-name="Standard">| 3005<text:s/>| 5160.45 | 1996-10-03 | 2003 |</text:p>
      <text:p text:style-name="Standard">| 3006 | 1098.16 | 1996-10-03 | 2008 |</text:p>
      <text:p text:style-name="Standard">| 3007 | <text:s text:c="2"/>75.75 | 1996-10-04 | 2002 |</text:p>
      <text:p text:style-name="Standard">| 3008 | 4723.00 | 1996-10-05 | 2006 |</text:p>
      <text:p text:style-name="Standard">| 3009 | 1713.23 | 1996-10-04 | 2002 |</text:p>
      <text:p text:style-name="Standard">| 3010 | 1309.95 | 1996-10-06 | 2004 |</text:p>
      <text:p text:style-name="Standard">+------+---------+------------+------+</text:p>
      <text:p text:style-name="Standard">9 rows in set (0.00 sec)</text:p>
      <text:p text:style-name="Standard"/>
      <text:p text:style-name="Standard">42.Find all orders with above avg amts for <text:s/>their customers</text:p>
      <text:p text:style-name="Standard">mysql&gt; select * from orders where (select avg(amt) from orders)&lt;amt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5 | 5160.45 | 1996-10-03 | 2003 |</text:p>
      <text:p text:style-name="Standard">| 3008 | 4723.00 | 1996-10-05 | 2006 |</text:p>
      <text:p text:style-name="Standard">| 3011 | 9891.88 | 1996-10-06 | 2006 |</text:p>
      <text:p text:style-name="Standard">+------+---------+------------+------+</text:p>
      <text:p text:style-name="Standard">3 rows in set (0.00 sec)</text:p>
      <text:p text:style-name="Standard"/>
      <text:p text:style-name="Standard">43.Write a query that selects the highest rating in each city</text:p>
      <text:p text:style-name="Standard">mysql&gt; select max(rating) as MAX,city from customer group by city;</text:p>
      <text:p text:style-name="Standard">+------+----------+</text:p>
      <text:p text:style-name="Standard">| MAX <text:s/>| city <text:s text:c="4"/>|</text:p>
      <text:p text:style-name="Standard">+------+----------+</text:p>
      <text:p text:style-name="Standard">| <text:s/>300 | Berlin <text:s text:c="2"/>|</text:p>
      <text:p text:style-name="Standard">| <text:s/>100 | London <text:s text:c="2"/>|</text:p>
      <text:p text:style-name="Standard">| <text:s/>200 | Rome <text:s text:c="4"/>|</text:p>
      <text:p text:style-name="Standard">| <text:s/>300 | San Jose |</text:p>
      <text:p text:style-name="Standard">+------+----------+</text:p>
      <text:p text:style-name="Standard">4 rows in set (0.00 sec)</text:p>
      <text:p text:style-name="Standard"/>
      <text:p text:style-name="Standard">44. Write a query that calculates the amt of salespersons commission on each order by a customerwith rating above 100</text:p>
      <text:p text:style-name="Standard">mysql&gt; select a.sname,a.comm,b.onum,c.rating from orders b,customer c,salespeople a where a.snum=c.snum and b.cnum=c.cnum and 100&lt;rating;</text:p>
      <text:p text:style-name="Standard">+---------+------+------+--------+</text:p>
      <text:p text:style-name="Standard">| sname <text:s text:c="2"/>| comm | onum | rating |</text:p>
      <text:p text:style-name="Standard">+---------+------+------+--------+</text:p>
      <text:p text:style-name="Standard">| AxelRod | 0.10 | 3007 | <text:s text:c="3"/>200 |</text:p>
      <text:p text:style-name="Standard">| AxelRod | 0.10 | 3009 | <text:s text:c="3"/>200 |</text:p>
      <text:p text:style-name="Standard">| Serres <text:s/>| 0.13 | 3005 | <text:s text:c="3"/>200 |</text:p>
      <text:p text:style-name="Standard">| Serres <text:s/>| 0.13 | 3010 | <text:s text:c="3"/>300 |</text:p>
      <text:p text:style-name="Standard">| Rifkin <text:s/>| 0.15 | 3001 | <text:s text:c="3"/>300 |</text:p>
      <text:p text:style-name="Standard">| Rifkin <text:s/>| 0.15 | 3006 | <text:s text:c="3"/>300 |</text:p>
      <text:p text:style-name="Standard">+---------+------+------+--------+</text:p>
      <text:p text:style-name="Standard">6 rows in set (0.00 sec)</text:p>
      <text:p text:style-name="Standard"/>
      <text:soft-page-break/>
      <text:p text:style-name="Standard">45.Count the customers with rating above San Jose’s avg</text:p>
      <text:p text:style-name="Standard">mysql&gt; select count(cnum) from customer where rating&gt;( select avg(rating) from customer where city='San Jose');</text:p>
      <text:p text:style-name="Standard">+-------------+</text:p>
      <text:p text:style-name="Standard">| count(cnum) |</text:p>
      <text:p text:style-name="Standard">+-------------+</text:p>
      <text:p text:style-name="Standard">| <text:s text:c="10"/>2 |</text:p>
      <text:p text:style-name="Standard">+-------------+</text:p>
      <text:p text:style-name="Standard">1 row in set (0.00 sec)</text:p>
      <text:p text:style-name="Standard"/>
      <text:p text:style-name="Standard">46.Write a query that produces all pairs of salespeople with themselves<text:s/>as well as duplicate rows with order reversed</text:p>
      <text:p text:style-name="Standard">mysql&gt;<text:s/>(select * from salespeople) union all (select * from salespeople) order by sname desc;</text:p>
      <text:p text:style-name="Standard">+------+---------+-----------+------+</text:p>
      <text:p text:style-name="Standard">| snum | sname <text:s text:c="2"/>| city <text:s text:c="5"/>| comm |</text:p>
      <text:p text:style-name="Standard">+------+---------+-----------+------+</text:p>
      <text:p text:style-name="Standard">| 1002 | Serres <text:s/>| San Jose <text:s/>| 0.13 |</text:p>
      <text:p text:style-name="Standard">| 1002 | Serres<text:s/><text:s/>| San Jose <text:s/>| 0.13 |</text:p>
      <text:p text:style-name="Standard">| 1007 | Rifkin <text:s/>| Barcelona | 0.15 |</text:p>
      <text:p text:style-name="Standard">| 1007 | Rifkin <text:s/>| Barcelona | 0.15 |</text:p>
      <text:p text:style-name="Standard">| 1001 | Peel <text:s text:c="3"/>| London <text:s text:c="3"/>| 0.12 |</text:p>
      <text:p text:style-name="Standard">| 1001 | Peel <text:s text:c="3"/>| London <text:s text:c="3"/>| 0.12 |</text:p>
      <text:p text:style-name="Standard">| 1004 | Motika <text:s/>| London <text:s text:c="3"/>| 0.11 |</text:p>
      <text:p text:style-name="Standard">| 1004 | Motika <text:s/>| London <text:s text:c="3"/>| 0.11 |</text:p>
      <text:p text:style-name="Standard">| 1005<text:s/>| Fran <text:s text:c="3"/>| London <text:s text:c="3"/>| 0.26 |</text:p>
      <text:p text:style-name="Standard">| 1005 | Fran <text:s text:c="3"/>| London <text:s text:c="3"/>| 0.26 |</text:p>
      <text:p text:style-name="Standard">| 1003 | AxelRod | New York <text:s/>| 0.10 |</text:p>
      <text:p text:style-name="Standard">| 1003 | AxelRod | New York <text:s/>| 0.10 |</text:p>
      <text:p text:style-name="Standard">+------+---------+-----------+------+</text:p>
      <text:p text:style-name="Standard">12 rows in set (0.08 sec)</text:p>
      <text:p text:style-name="Standard"/>
      <text:p text:style-name="Standard">47. Find all salespeople located in Barcelona<text:s/>or London</text:p>
      <text:p text:style-name="Standard"/>
      <text:p text:style-name="Standard">mysql&gt; select sname from salespeople where city='Barcelona' or city='London';</text:p>
      <text:p text:style-name="Standard">+--------+</text:p>
      <text:p text:style-name="Standard">| sname <text:s/>|</text:p>
      <text:p text:style-name="Standard">+--------+</text:p>
      <text:p text:style-name="Standard">| Peel <text:s text:c="2"/>|</text:p>
      <text:p text:style-name="Standard">| Motika |</text:p>
      <text:p text:style-name="Standard">| Fran <text:s text:c="2"/>|</text:p>
      <text:p text:style-name="Standard">| Rifkin |</text:p>
      <table:table table:style-name="Table8">
        <table:table-columns>
          <table:table-column table:style-name="TableColumn9"/>
        </table:table-columns>
        <table:table-header-rows>
          <table:table-row table:style-name="TableRow10">
            <table:table-cell table:style-name="TableCell11">
              <text:p text:style-name="TableContents"/>
            </table:table-cell>
          </table:table-row>
        </table:table-header-rows>
      </table:table>
      <text:p text:style-name="Standard"/>
      <text:p text:style-name="Standard">48.Find all salespeople with only one customer</text:p>
      <text:p text:style-name="Standard">mysql&gt;<text:s/>select sname from salespeople a where 1=(select count(*) from customer where a.snum=snum);</text:p>
      <text:p text:style-name="Standard">+---------+</text:p>
      <text:p text:style-name="Standard">| sname <text:s text:c="2"/>|</text:p>
      <text:soft-page-break/>
      <text:p text:style-name="Standard">+---------+</text:p>
      <text:p text:style-name="Standard">| AxelRod |</text:p>
      <text:p text:style-name="Standard">| Motika <text:s/>|</text:p>
      <text:p text:style-name="Standard">| Rifkin <text:s/>|</text:p>
      <text:p text:style-name="Standard">+---------+</text:p>
      <text:p text:style-name="Standard">3 rows in set (0.00 sec)</text:p>
      <text:p text:style-name="Standard"/>
      <text:p text:style-name="Standard">49.write a query that joins customer tble with itslef<text:s/>to find customers having same salespeople</text:p>
      <text:p text:style-name="Standard"/>
      <text:p text:style-name="Standard">mysql&gt; select a.cname,b.cname,a.snum from customer a,customer b where a.snum=b.snum and a.cnum!=b.cnum;</text:p>
      <text:p text:style-name="Standard">+---------+---------+------+</text:p>
      <text:p text:style-name="Standard">| cname <text:s text:c="2"/>| cname <text:s text:c="2"/>| snum |</text:p>
      <text:p text:style-name="Standard">+---------+---------+------+</text:p>
      <text:p text:style-name="Standard">| Clemens | Hoffman |<text:s/>1001 |</text:p>
      <text:p text:style-name="Standard">| Grass <text:s text:c="2"/>| Liu <text:s text:c="4"/>| 1002 |</text:p>
      <text:p text:style-name="Standard">| Liu <text:s text:c="4"/>| Grass <text:s text:c="2"/>| 1002 |</text:p>
      <text:p text:style-name="Standard">| Hoffman | Clemens | 1001 |</text:p>
      <text:p text:style-name="Standard">+---------+---------+------+</text:p>
      <text:p text:style-name="Standard">4 rows in set (0.00 sec)</text:p>
      <text:p text:style-name="Standard"/>
      <text:p text:style-name="Standard">50. Write a query that will give you all orders greater than 1000$</text:p>
      <text:p text:style-name="Standard">mysql&gt; select * from orders where 1000&lt;amt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2 | 1900.10 | 1996-10-03 | 2007 |</text:p>
      <text:p text:style-name="Standard">| 3005 | 5160.45 | 1996-10-03 | 2003 |</text:p>
      <text:p text:style-name="Standard">| 3006 | 1098.16 | 1996-10-03 | 2008 |</text:p>
      <text:p text:style-name="Standard">| 3008 | 4723.00 |<text:s/>1996-10-05 | 2006 |</text:p>
      <text:p text:style-name="Standard">| 3009 | 1713.23 | 1996-10-04 | 2002 |</text:p>
      <text:p text:style-name="Standard">| 3010 | 1309.95 | 1996-10-06 | 2004 |</text:p>
      <text:p text:style-name="Standard">| 3011 | 9891.88 | 1996-10-06 | 2006 |</text:p>
      <text:p text:style-name="Standard">+------+---------+------------+------+</text:p>
      <text:p text:style-name="Standard">7 rows in set (0.00 sec)</text:p>
      <text:p text:style-name="Standard"/>
      <text:p text:style-name="Standard">51.Write a query that lists each order no. followed by customer name who made that order</text:p>
      <text:p text:style-name="Standard">mysql&gt; select a.onum,b.cname from orders a,customer b where a.cnum=b.cnum;</text:p>
      <text:p text:style-name="Standard">+------+----------+</text:p>
      <text:p text:style-name="Standard">| onum | cname <text:s text:c="3"/>|</text:p>
      <text:p text:style-name="Standard">+------+----------+</text:p>
      <text:p text:style-name="Standard">| 3003 | Hoffman <text:s/>|</text:p>
      <text:p text:style-name="Standard">| 3007 | Giovanni |</text:p>
      <text:p text:style-name="Standard">| 3009 | Giovanni |</text:p>
      <text:p text:style-name="Standard">| 3005 | Liu <text:s text:c="5"/>|</text:p>
      <text:p text:style-name="Standard">|<text:s/>3010 | Grass <text:s text:c="3"/>|</text:p>
      <text:p text:style-name="Standard">| 3008 | Clemens <text:s/>|</text:p>
      <text:p text:style-name="Standard">| 3011 | Clemens <text:s/>|</text:p>
      <text:p text:style-name="Standard">| 3002 | Pereira <text:s/>|</text:p>
      <text:soft-page-break/>
      <text:p text:style-name="Standard">| 3001 | Cisneros |</text:p>
      <text:p text:style-name="Standard">| 3006 | Cisneros |</text:p>
      <text:p text:style-name="Standard">+------+----------+</text:p>
      <text:p text:style-name="Standard">10 rows in set (0.00 sec)</text:p>
      <text:p text:style-name="Standard"/>
      <text:p text:style-name="Standard">52.Write 2 queries that select all salespeople(by name n no) who have customers in their cities who they dont service,one by usin joint and one a corealted subquery.Which is more elegant?</text:p>
      <text:p text:style-name="Standard">mysql&gt; select distinct a.snum,a.sname from salespeople a,customer b where a.snum!=b.snum and a.city=b.city;</text:p>
      <text:p text:style-name="Standard">+------+--------+</text:p>
      <text:p text:style-name="Standard">| snum | sname <text:s/>|</text:p>
      <text:p text:style-name="Standard">+------+--------+</text:p>
      <text:p text:style-name="Standard">| 1004 | Motika |</text:p>
      <text:p text:style-name="Standard">| 1005 | Fran <text:s text:c="2"/>|</text:p>
      <text:p text:style-name="Standard">| 1002 | Serres |</text:p>
      <text:p text:style-name="Standard">+------+--------+</text:p>
      <text:p text:style-name="Standard">3 rows in set (0.00 sec)</text:p>
      <text:p text:style-name="Standard"/>
      <text:p text:style-name="Standard">mysql&gt; select snum,sname from salespeople where snum in (select distinct a.snum from salespeople a,customer b where a.snum!=b.snum and a.city=b.city);</text:p>
      <text:p text:style-name="Standard">+------+--------+</text:p>
      <text:p text:style-name="Standard">| snum | sname <text:s/>|</text:p>
      <text:p text:style-name="Standard">+------+--------+</text:p>
      <text:p text:style-name="Standard">| 1002 | Serres |</text:p>
      <text:p text:style-name="Standard">| 1004 | Motika |</text:p>
      <text:p text:style-name="Standard">| 1005 | Fran <text:s text:c="2"/>|</text:p>
      <text:p text:style-name="Standard">+------+--------+</text:p>
      <text:p text:style-name="Standard">3 rows in set (0.10 sec)</text:p>
      <text:p text:style-name="Standard"/>
      <text:p text:style-name="Standard">53. Write a query that selects all customers whose ratings are equal to or greater than any of serres</text:p>
      <text:p text:style-name="Standard"/>
      <text:p text:style-name="Standard">mysql&gt; select cname,cnum,rating from customer where rating&gt;=(select max(a.rating) from customer a, salespeople b where b.sname='serres');</text:p>
      <text:p text:style-name="Standard">+----------+------+--------+</text:p>
      <text:p text:style-name="Standard">| cname <text:s text:c="3"/>| cnum | rating |</text:p>
      <text:p text:style-name="Standard">+----------+------+--------+</text:p>
      <text:p text:style-name="Standard">| Grass <text:s text:c="3"/>| 2004 | <text:s text:c="3"/>300 |</text:p>
      <text:p text:style-name="Standard">|<text:s/>Cisneros | 2008 | <text:s text:c="3"/>300 |</text:p>
      <text:p text:style-name="Standard">+----------+------+--------+</text:p>
      <text:p text:style-name="Standard">2 rows in set (0.01 sec)</text:p>
      <text:p text:style-name="Standard"/>
      <text:p text:style-name="Standard">54. Write a query to display orders on oct 3 or oct 4</text:p>
      <text:p text:style-name="Standard">mysql&gt; select * from orders where odate='1996-10-04' or odate='1996-10-03'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1 | <text:s text:c="2"/>18.69 | 1996-10-03 | 2008 |</text:p>
      <text:p text:style-name="Standard">| 3002 | 1900.10 | 1996-10-03 | 2007 |</text:p>
      <text:p text:style-name="Standard">| 3003 | <text:s/>767.19 | 1996-10-03 | 2001 |</text:p>
      <text:soft-page-break/>
      <text:p text:style-name="Standard">| 3005 | 5160.45 | 1996-10-03 | 2003 |</text:p>
      <text:p text:style-name="Standard">| 3006 | 1098.16 | 1996-10-03 | 2008 |</text:p>
      <text:p text:style-name="Standard">| 3007 | <text:s text:c="2"/>75.75 | 1996-10-04 | 2002 |</text:p>
      <text:p text:style-name="Standard">| 3009 | 1713.23 | 1996-10-04 | 2002 |</text:p>
      <text:p text:style-name="Standard">+------+---------+------------+------+</text:p>
      <text:p text:style-name="Standard">7 rows in set (0.00 sec)</text:p>
      <text:p text:style-name="Standard"/>
      <text:p text:style-name="Standard">55. Write a query that produces all pairs of orders by a given customer.Name thatcustomer and<text:s/>eliminate duplicates.</text:p>
      <text:p text:style-name="Standard">mysql&gt; select distinct a.onum,b.onum,c.cname from orders a,orders b,customer c where a.cnum=b.cnum and a.cnum=c.cnum and a.onum!=b.onum;</text:p>
      <text:p text:style-name="Standard">+------+------+----------+</text:p>
      <text:p text:style-name="Standard">| onum | onum | cname <text:s text:c="3"/>|</text:p>
      <text:p text:style-name="Standard">+------+------+----------+</text:p>
      <text:p text:style-name="Standard">| 3007 | 3009 |<text:s/>Giovanni |</text:p>
      <text:p text:style-name="Standard">| 3009 | 3007 | Giovanni |</text:p>
      <text:p text:style-name="Standard">| 3008 | 3011 | Clemens <text:s/>|</text:p>
      <text:p text:style-name="Standard">| 3011 | 3008 | Clemens <text:s/>|</text:p>
      <text:p text:style-name="Standard">| 3001 | 3006 | Cisneros |</text:p>
      <text:p text:style-name="Standard">| 3006 | 3001 | Cisneros |</text:p>
      <text:p text:style-name="Standard">+------+------+----------+</text:p>
      <text:p text:style-name="Standard">6 rows in set (0.00 sec)</text:p>
      <text:p text:style-name="Standard"><text:s/></text:p>
      <text:p text:style-name="Standard">56.Find only those customers whose ratings are higher than every customer in rome</text:p>
      <text:p text:style-name="Standard">mysql&gt; select cname,cnum,rating from customer where rating&gt;(select max(rating) from customer where city='rome');</text:p>
      <text:p text:style-name="Standard">+----------+------+--------+</text:p>
      <text:p text:style-name="Standard">| cname <text:s text:c="3"/>| cnum | rating |</text:p>
      <text:p text:style-name="Standard">+----------+------+--------+</text:p>
      <text:p text:style-name="Standard">| Grass <text:s text:c="3"/>| 2004 | <text:s text:c="3"/>300 |</text:p>
      <text:p text:style-name="Standard">|<text:s/>Cisneros | 2008 | <text:s text:c="3"/>300 |</text:p>
      <text:p text:style-name="Standard">+----------+------+--------+</text:p>
      <text:p text:style-name="Standard">2 rows in set (0.00 sec)</text:p>
      <text:p text:style-name="Standard"/>
      <text:p text:style-name="Standard">57.Write a query on the customers table whose output will exclude all customers with a rating &lt;=100 unless they are located in rome.</text:p>
      <text:p text:style-name="Standard">mysql&gt; select * from customer where rating&gt;100 or city='rome'; 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2 | Giovanni | Rome <text:s text:c="4"/>| <text:s text:c="3"/>200 | 1003 |</text:p>
      <text:p text:style-name="Standard">| 2003 | Liu <text:s text:c="5"/>| San Jose | <text:s text:c="3"/>200 | 1002<text:s/>|</text:p>
      <text:p text:style-name="Standard">| 2004 | Grass <text:s text:c="3"/>| Berlin <text:s text:c="2"/>| <text:s text:c="3"/>300 | 1002 |</text:p>
      <text:p text:style-name="Standard">| 2007 | Pereira <text:s/>| Rome <text:s text:c="4"/>| <text:s text:c="3"/>100 | 1004 |</text:p>
      <text:p text:style-name="Standard">| 2008 | Cisneros | San Jose | <text:s text:c="3"/>300 | 1007 |</text:p>
      <text:p text:style-name="Standard">+------+----------+----------+--------+------+</text:p>
      <text:p text:style-name="Standard">5 rows in set (0.00 sec)</text:p>
      <text:p text:style-name="Standard"/>
      <text:p text:style-name="Standard">58. Find all rows in customer table<text:s/>whose snum Is 1001</text:p>
      <text:soft-page-break/>
      <text:p text:style-name="Standard">mysql&gt; select * from customer where snum=1001;</text:p>
      <text:p text:style-name="Standard">+------+---------+--------+--------+------+</text:p>
      <text:p text:style-name="Standard">| cnum | cname <text:s text:c="2"/>| city <text:s text:c="2"/>| rating | snum |</text:p>
      <text:p text:style-name="Standard">+------+---------+--------+--------+------+</text:p>
      <text:p text:style-name="Standard">| 2001 | Hoffman | London | <text:s text:c="3"/>100 | 1001 |</text:p>
      <text:p text:style-name="Standard">| 2006 | Clemens | London | <text:s text:c="3"/>100 | 1001 |</text:p>
      <text:p text:style-name="Standard">+------+---------+--------+--------+------+</text:p>
      <text:p text:style-name="Standard">2 rows in set (0.01 sec)</text:p>
      <text:p text:style-name="Standard">59. Find total amount in orders for each salespeople for whom this total is greater than amt of largest order in the table</text:p>
      <text:p text:style-name="Standard">mysql&gt; select sum(a.amt) as tot,b.sname from orders a,salespeople b,customer c where a.cnum=c.cnum and b.snum=c.snum group by b.snum having tot&gt;(select max(amt) from orders);</text:p>
      <text:p text:style-name="Standard">+----------+-------+</text:p>
      <text:p text:style-name="Standard">| tot <text:s text:c="5"/>| sname |</text:p>
      <text:p text:style-name="Standard">+----------+-------+</text:p>
      <text:p text:style-name="Standard">| 15382.07 | Peel <text:s/>|</text:p>
      <text:p text:style-name="Standard">+----------+-------+</text:p>
      <text:p text:style-name="Standard">1 row in set (0.00 sec)</text:p>
      <text:p text:style-name="Standard"/>
      <text:p text:style-name="Standard">60.Write a query that selects all orders save those with zeroes or nulls in the amt field</text:p>
      <text:p text:style-name="Standard">mysql&gt; select * from orders where amt=null;</text:p>
      <text:p text:style-name="Standard">Empty set (0.00 sec)</text:p>
      <text:p text:style-name="Standard"/>
      <text:p text:style-name="Standard">61.Produce all combinations of salespeople and customer such that former precedes the<text:s/>latter alphabetically and the latter has rating less han 200</text:p>
      <text:p text:style-name="Standard">mysql&gt; select a.sname,b.cname,b.rating from salespeople a,customer b where substring(a.sname,1,1)&lt;substring(b.cname,1,1) and a.snum=b.snum and 200&gt;rating;</text:p>
      <text:p text:style-name="Standard">+--------+---------+--------+</text:p>
      <text:p text:style-name="Standard">| sname <text:s/>| cname <text:s text:c="2"/>| rating |</text:p>
      <text:p text:style-name="Standard">+--------+---------+--------+</text:p>
      <text:p text:style-name="Standard">| Motika | Pereira | <text:s text:c="3"/>100 |</text:p>
      <text:p text:style-name="Standard">+--------+---------+--------+</text:p>
      <text:p text:style-name="Standard">1 row in set (0.00 sec)</text:p>
      <text:p text:style-name="Standard"/>
      <text:p text:style-name="Standard">62. List all salespeopls names and commissions they have erned</text:p>
      <text:p text:style-name="Standard"/>
      <text:p text:style-name="Standard">mysql&gt; select a.sname,(sum(b.amt)*a.comm) as commission<text:s/>from salespeople a,orders b,customer c where a.snum=c.snum and b.cnum=c.cnum group by a.snum;</text:p>
      <text:p text:style-name="Standard">+---------+------------+</text:p>
      <text:p text:style-name="Standard">| sname <text:s text:c="2"/>| commission |</text:p>
      <text:p text:style-name="Standard">+---------+------------+</text:p>
      <text:p text:style-name="Standard">| Peel <text:s text:c="3"/>| <text:s/>1845.8484 |</text:p>
      <text:p text:style-name="Standard">| Serres <text:s/>| <text:s text:c="2"/>841.1520 |</text:p>
      <text:p text:style-name="Standard">| AxelRod | <text:s text:c="2"/>178.8980 |</text:p>
      <text:p text:style-name="Standard">| Motika <text:s/>|<text:s/><text:s text:c="2"/>209.0110 |</text:p>
      <text:p text:style-name="Standard">| Rifkin <text:s/>| <text:s text:c="2"/>167.5275 |</text:p>
      <text:p text:style-name="Standard">+---------+------------+</text:p>
      <text:p text:style-name="Standard">5 rows in set (0.00 sec)</text:p>
      <text:p text:style-name="Standard"/>
      <text:soft-page-break/>
      <text:p text:style-name="Standard">63.Write a query that produces the names and cities of all customers with the same rating as hoffman.Write the query using Hoffmans cnum rather than his rating so that<text:s/>it wud b usable if his rating changed</text:p>
      <text:p text:style-name="Standard">mysql&gt; select cname,cnum,city,rating from customer where rating=(select rating from customer where cnum=(select cnum from customer where cname='hoffman')) and cname!='hoffman';</text:p>
      <text:p text:style-name="Standard">+---------+------+--------+--------+</text:p>
      <text:p text:style-name="Standard">| cname <text:s text:c="2"/>| cnum | city <text:s text:c="2"/>| rating |</text:p>
      <text:p text:style-name="Standard">+---------+------+--------+--------+</text:p>
      <text:p text:style-name="Standard">| Clemens | 2006 | London | <text:s text:c="3"/>100 |</text:p>
      <text:p text:style-name="Standard">| Pereira | 2007 | Rome <text:s text:c="2"/>| <text:s text:c="3"/>100 |</text:p>
      <text:p text:style-name="Standard">+---------+------+--------+--------+</text:p>
      <text:p text:style-name="Standard">2 rows in set (0.00 sec)</text:p>
      <text:p text:style-name="Standard"/>
      <text:p text:style-name="Standard">64.Find salespeople who have customers in<text:s/>alphabetical order</text:p>
      <text:p text:style-name="Standard">mysql&gt; select a.sname,b.cname from salespeople a,customer b where substring(sname,1,1)&lt;substring(cname,1,1) and a.snum=b.snum;</text:p>
      <text:p text:style-name="Standard">+---------+----------+</text:p>
      <text:p text:style-name="Standard">| sname <text:s text:c="2"/>| cname <text:s text:c="3"/>|</text:p>
      <text:p text:style-name="Standard">+---------+----------+</text:p>
      <text:p text:style-name="Standard">| AxelRod | Giovanni |</text:p>
      <text:p text:style-name="Standard">| Motika <text:s/>| Pereira <text:s/>|</text:p>
      <text:p text:style-name="Standard">+---------+----------+</text:p>
      <text:p text:style-name="Standard">2 rows in set (0.00 sec)</text:p>
      <text:p text:style-name="Standard">65.names n rating of customer with abve avg orders</text:p>
      <text:p text:style-name="Standard">mysql&gt; select a.cname,a.rating,b.amt from customer a,orders b where amt&gt;(select avg(amt) from orders) and a.cnum=b.cnum;</text:p>
      <text:p text:style-name="Standard">+---------+--------+---------+</text:p>
      <text:p text:style-name="Standard">| cname <text:s text:c="2"/>| rating | amt <text:s text:c="4"/>|</text:p>
      <text:p text:style-name="Standard">+---------+--------+---------+</text:p>
      <text:p text:style-name="Standard">| Liu <text:s text:c="4"/>| <text:s text:c="3"/>200 | 5160.45 |</text:p>
      <text:p text:style-name="Standard">| Clemens | <text:s text:c="3"/>100 | 4723.00 |</text:p>
      <text:p text:style-name="Standard">| Clemens | <text:s text:c="3"/>100 | 9891.88 |</text:p>
      <text:p text:style-name="Standard">+---------+--------+---------+</text:p>
      <text:p text:style-name="Standard">3 rows in set (0.04 sec)</text:p>
      <text:p text:style-name="Standard"/>
      <text:p text:style-name="Standard">66.Find the sum of all purchases in orders table</text:p>
      <text:p text:style-name="Standard">mysql&gt; select sum(amt) from orders;</text:p>
      <text:p text:style-name="Standard">+----------+</text:p>
      <text:p text:style-name="Standard">| sum(amt) |</text:p>
      <text:p text:style-name="Standard">+----------+</text:p>
      <text:p text:style-name="Standard">| 26658.40 |</text:p>
      <text:p text:style-name="Standard">+----------+</text:p>
      <text:p text:style-name="Standard">1 row in set (0.00 sec)</text:p>
      <text:p text:style-name="Standard"/>
      <text:p text:style-name="Standard">67.Write a select command that produces orderno,amt and date for all ows in order table</text:p>
      <text:p text:style-name="Standard">mysql&gt;<text:s/>select onum,amt,odate from orders;</text:p>
      <text:p text:style-name="Standard">+------+---------+------------+</text:p>
      <text:p text:style-name="Standard">| onum | amt <text:s text:c="4"/>| odate <text:s text:c="5"/>|</text:p>
      <text:p text:style-name="Standard">+------+---------+------------+</text:p>
      <text:soft-page-break/>
      <text:p text:style-name="Standard">| 3001 | <text:s text:c="2"/>18.69 | 1996-10-03 |</text:p>
      <text:p text:style-name="Standard">| 3002 | 1900.10 | 1996-10-03 |</text:p>
      <text:p text:style-name="Standard">| 3003 | <text:s/>767.19 | 1996-10-03 |</text:p>
      <text:p text:style-name="Standard">| 3005 | 5160.45 | 1996-10-03 |</text:p>
      <text:p text:style-name="Standard">| 3006 | 1098.16 | 1996-10-03 |</text:p>
      <text:p text:style-name="Standard">| 3007 | <text:s text:c="2"/>75.75 | 1996-10-04 |</text:p>
      <text:p text:style-name="Standard">| 3008 | 4723.00 | 1996-10-05 |</text:p>
      <text:p text:style-name="Standard">| 3009 | 1713.23 | 1996-10-04 |</text:p>
      <text:p text:style-name="Standard">| 3010 | 1309.95 | 1996-10-06 |</text:p>
      <text:p text:style-name="Standard">| 3011 | 9891.88 | 1996-10-06 |</text:p>
      <text:p text:style-name="Standard">+------+---------+------------+</text:p>
      <text:p text:style-name="Standard">10 rows in set (0.01 sec)</text:p>
      <text:p text:style-name="Standard"/>
      <text:p text:style-name="Standard">68. Count the no. of not null rating fields in the customer table</text:p>
      <text:p text:style-name="Standard">mysql&gt; select count(rating) from customer where rating!='null';</text:p>
      <text:p text:style-name="Standard">+---------------+</text:p>
      <text:p text:style-name="Standard">| count(rating) |</text:p>
      <text:p text:style-name="Standard">+---------------+</text:p>
      <text:p text:style-name="Standard">| <text:s text:c="12"/>7 |</text:p>
      <text:p text:style-name="Standard">+---------------+</text:p>
      <text:p text:style-name="Standard">1 row in set, 1 warning (0.00 sec)</text:p>
      <text:p text:style-name="Standard"/>
      <text:p text:style-name="Standard">69.Write a query that gives the names of both the salesperon and customer for each order after the order no.</text:p>
      <text:p text:style-name="Standard"/>
      <text:p text:style-name="Standard">mysql&gt; select a.sname,b.cname,c.onum from salespeople a,customer b,orders c where a.snum=b.snum and b.cnum=c.cnum;</text:p>
      <text:p text:style-name="Standard">+---------+----------+------+</text:p>
      <text:p text:style-name="Standard">|<text:s/>sname <text:s text:c="2"/>| cname <text:s text:c="3"/>| onum |</text:p>
      <text:p text:style-name="Standard">+---------+----------+------+</text:p>
      <text:p text:style-name="Standard">| Peel <text:s text:c="3"/>| Hoffman <text:s/>| 3003 |</text:p>
      <text:p text:style-name="Standard">| AxelRod | Giovanni | 3007 |</text:p>
      <text:p text:style-name="Standard">| AxelRod | Giovanni | 3009 |</text:p>
      <text:p text:style-name="Standard">| Serres <text:s/>| Liu <text:s text:c="5"/>| 3005 |</text:p>
      <text:p text:style-name="Standard">| Serres <text:s/>| Grass <text:s text:c="3"/>| 3010 |</text:p>
      <text:p text:style-name="Standard">| Peel <text:s text:c="3"/>| Clemens <text:s/>| 3008 |</text:p>
      <text:p text:style-name="Standard">| Peel <text:s text:c="3"/>| Clemens <text:s/>| 3011 |</text:p>
      <text:p text:style-name="Standard">| Motika <text:s/>| Pereira <text:s/>| 3002 |</text:p>
      <text:p text:style-name="Standard">| Rifkin <text:s/>| Cisneros | 3001 |</text:p>
      <text:p text:style-name="Standard">| Rifkin <text:s/>| Cisneros | 3006 |</text:p>
      <text:p text:style-name="Standard">+---------+----------+------+</text:p>
      <text:p text:style-name="Standard">10 rows in set (0.04 sec)</text:p>
      <text:p text:style-name="Standard"/>
      <text:p text:style-name="Standard">70. List the commissions of all salespeople servicing customers in London</text:p>
      <text:p text:style-name="Standard">mysql&gt; select distinct<text:s/>a.comm,a.sname from salespeople a,customer where a.snum=customer.snum and <text:s/>customer.city='london';</text:p>
      <text:p text:style-name="Standard">+------+-------+</text:p>
      <text:p text:style-name="Standard">| comm | sname |</text:p>
      <text:p text:style-name="Standard">+------+-------+</text:p>
      <text:soft-page-break/>
      <text:p text:style-name="Standard">| 0.12 | Peel <text:s/>|</text:p>
      <text:p text:style-name="Standard">+------+-------+</text:p>
      <text:p text:style-name="Standard">1 row in set (0.00 sec)</text:p>
      <text:p text:style-name="Standard"/>
      <text:p text:style-name="Standard">71. Write a query using any or all that will<text:s/>find all salespeople who have no customers located in their city.</text:p>
      <text:p text:style-name="Standard">mysql&gt; select a.* from salespeople a,customer b where a.snum=b.snum and a.city!=any(select city from customer c where a.snum=b.snum and b.city=c.city);</text:p>
      <text:p text:style-name="Standard">+------+---------+-----------+------+</text:p>
      <text:p text:style-name="Standard">| snum | sname <text:s text:c="2"/>| city <text:s text:c="5"/>| comm |</text:p>
      <text:p text:style-name="Standard">+------+---------+-----------+------+</text:p>
      <text:p text:style-name="Standard">| 1003 | AxelRod | New York <text:s/>| 0.10 |</text:p>
      <text:p text:style-name="Standard">| 1002 | Serres <text:s/>| San Jose <text:s/>| 0.13 |</text:p>
      <text:p text:style-name="Standard">| 1004 | Motika <text:s/>| London <text:s text:c="3"/>| 0.11 |</text:p>
      <text:p text:style-name="Standard">| 1007 | Rifkin <text:s/>| Barcelona | 0.15 |</text:p>
      <text:p text:style-name="Standard">+------+---------+-----------+------+</text:p>
      <text:p text:style-name="Standard">4 rows in set (0.00 sec)</text:p>
      <text:p text:style-name="Standard"/>
      <text:p text:style-name="Standard">72. Write a query using exists operator that selects all salespeople with customers located in their cit cities who are not assigned to them</text:p>
      <text:p text:style-name="Standard">mysql&gt; select a.sname,b.cname from salespeople a,customer b where exists(select<text:s/>city from customer c where a.city=c.city <text:s/>and b.city=c.city) and a.snum!=b.snum;</text:p>
      <text:p text:style-name="Standard">+--------+----------+</text:p>
      <text:p text:style-name="Standard">| sname <text:s/>| cname <text:s text:c="3"/>|</text:p>
      <text:p text:style-name="Standard">+--------+----------+</text:p>
      <text:p text:style-name="Standard">| Motika | Hoffman <text:s/>|</text:p>
      <text:p text:style-name="Standard">| Fran <text:s text:c="2"/>| Hoffman <text:s/>|</text:p>
      <text:p text:style-name="Standard">| Motika | Clemens <text:s/>|</text:p>
      <text:p text:style-name="Standard">| Fran <text:s text:c="2"/>| Clemens <text:s/>|</text:p>
      <text:p text:style-name="Standard">| Serres | Cisneros<text:s/>|</text:p>
      <text:p text:style-name="Standard">+--------+----------+</text:p>
      <text:p text:style-name="Standard">5 rows in set (0.00 sec)</text:p>
      <text:p text:style-name="Standard"/>
      <text:p text:style-name="Standard">73. Write a query that selects all customers serviced by peel or motika</text:p>
      <text:p text:style-name="Standard">mysql&gt; select * from customer where snum in(select snum from salespeople where sname='peel' or sname='motika');</text:p>
      <text:p text:style-name="Standard">+------+---------+--------+--------+------+</text:p>
      <text:p text:style-name="Standard">| cnum | cname <text:s text:c="2"/>| city <text:s text:c="2"/>| rating | snum |</text:p>
      <text:p text:style-name="Standard">+------+---------+--------+--------+------+</text:p>
      <text:p text:style-name="Standard">| 2001 | Hoffman | London | <text:s text:c="3"/>100 | 1001 |</text:p>
      <text:p text:style-name="Standard">| 2006 | Clemens | London | <text:s text:c="3"/>100 | 1001 |</text:p>
      <text:p text:style-name="Standard">| 2007 | Pereira | Rome <text:s text:c="2"/>| <text:s text:c="3"/>100 | 1004 |</text:p>
      <text:p text:style-name="Standard">+------+---------+--------+--------+------+</text:p>
      <text:p text:style-name="Standard">3 rows in set (0.00 sec)</text:p>
      <text:p text:style-name="Standard"/>
      <text:p text:style-name="Standard">74.Count the no. of salespeople registering orders for each day</text:p>
      <text:p text:style-name="Standard">mysql&gt; select count(distinct(c.snum)),b.odate from orders b,customer c where b.cnum=c.cnum group by b.odate;</text:p>
      <text:p text:style-name="Standard">+-------------------------+------------+</text:p>
      <text:soft-page-break/>
      <text:p text:style-name="Standard">| count(distinct(c.snum)) | odate <text:s text:c="5"/>|</text:p>
      <text:p text:style-name="Standard">+-------------------------+------------+</text:p>
      <text:p text:style-name="Standard">| <text:s text:c="22"/>4 | 1996-10-03 |</text:p>
      <text:p text:style-name="Standard">| <text:s text:c="22"/>1 | 1996-10-04 |</text:p>
      <text:p text:style-name="Standard">| <text:s text:c="22"/>1 | 1996-10-05 |</text:p>
      <text:p text:style-name="Standard">| <text:s text:c="21"/><text:s/>2 | 1996-10-06 |</text:p>
      <text:p text:style-name="Standard">+-------------------------+------------+</text:p>
      <text:p text:style-name="Standard">4 rows in set (0.00 sec)</text:p>
      <text:p text:style-name="Standard"/>
      <text:p text:style-name="Standard">75.Find all orders attributed to salespeople in london</text:p>
      <text:p text:style-name="Standard">mysql&gt; select a.* from orders a,salespeople b,customer c where b.snum=c.snum and a.cnum=c.cnum and b.city='london'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3 | <text:s/>767.19 | 1996-10-03 | 2001 |</text:p>
      <text:p text:style-name="Standard">| 3008 | 4723.00 | 1996-10-05 | 2006 |</text:p>
      <text:p text:style-name="Standard">| 3011 | 9891.88 | 1996-10-06 | 2006 |</text:p>
      <text:p text:style-name="Standard">| 3002 | 1900.10 | 1996-10-03 | 2007 |</text:p>
      <text:p text:style-name="Standard">+------+---------+------------+------+</text:p>
      <text:p text:style-name="Standard">4 rows in set (0.00 sec)</text:p>
      <text:p text:style-name="Standard"/>
      <text:p text:style-name="Standard">76. Find all orders by customers not located in same cities as salespeople</text:p>
      <text:p text:style-name="Standard">mysql&gt;<text:s/>select a.* from orders a,customer b,salespeople c where a.cnum=b.cnum and b.snum=c.snum and b.city!=c.city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7 | <text:s text:c="2"/>75.75 | 1996-10-04<text:s/>| 2002 |</text:p>
      <text:p text:style-name="Standard">| 3009 | 1713.23 | 1996-10-04 | 2002 |</text:p>
      <text:p text:style-name="Standard">| 3010 | 1309.95 | 1996-10-06 | 2004 |</text:p>
      <text:p text:style-name="Standard">| 3002 | 1900.10 | 1996-10-03 | 2007 |</text:p>
      <text:p text:style-name="Standard">| 3001 | <text:s text:c="2"/>18.69 | 1996-10-03 | 2008 |</text:p>
      <text:p text:style-name="Standard">| 3006 | 1098.16 | 1996-10-03 | 2008 |</text:p>
      <text:p text:style-name="Standard">+------+---------+------------+------+</text:p>
      <text:p text:style-name="Standard">6 rows in set<text:s/>(0.00 sec)</text:p>
      <text:p text:style-name="Standard"/>
      <text:p text:style-name="Standard">77. Find salespeople with more than 1 order</text:p>
      <text:p text:style-name="Standard"/>
      <text:p text:style-name="Standard">mysql&gt;<text:s text:c="2"/>select c.snum,c.sname,count(a.onum) from orders a,customer b,salespeople c where a.cnum=b.cnum and b.snum=c.snum group by c.snum having 1&lt;count(a.onum);</text:p>
      <text:p text:style-name="Standard">+------+---------+---------------+</text:p>
      <text:p text:style-name="Standard">| snum | sname <text:s text:c="2"/>| count(a.onum) |</text:p>
      <text:p text:style-name="Standard">+------+---------+---------------+</text:p>
      <text:p text:style-name="Standard">| 1001 | Peel <text:s text:c="3"/>| <text:s text:c="12"/>3 |</text:p>
      <text:p text:style-name="Standard">| 1002 | Serres <text:s/>| <text:s text:c="12"/>2 |</text:p>
      <text:p text:style-name="Standard">| 1003 | AxelRod | <text:s text:c="12"/>2 |</text:p>
      <text:p text:style-name="Standard">| 1007 | Rifkin <text:s/>| <text:s text:c="12"/>2 |</text:p>
      <text:p text:style-name="Standard">+------+---------+---------------+</text:p>
      <text:soft-page-break/>
      <text:p text:style-name="Standard">4 rows in set (0.00 sec)</text:p>
      <text:p text:style-name="Standard"/>
      <text:p text:style-name="Standard">78.Write a query that extracts from customers<text:s/>table every customer assigned to a salesperson who currently has atleast one other customer with orders table</text:p>
      <text:p text:style-name="Standard">mysql&gt; select * from customer a where snum in(select b.snum from orders a,customer b where a.cnum=b.cnum group by b.snum having count(distinct(a.cnum))&gt;1);</text:p>
      <text:p text:style-name="Standard">+------+---------+----------+--------+------+</text:p>
      <text:p text:style-name="Standard">| cnum | cname <text:s text:c="2"/>| city <text:s text:c="4"/>| rating | snum |</text:p>
      <text:p text:style-name="Standard">+------+---------+----------+--------+------+</text:p>
      <text:p text:style-name="Standard">| 2001 | Hoffman | London <text:s text:c="2"/>| <text:s text:c="3"/>100 | 1001 |</text:p>
      <text:p text:style-name="Standard">| 2003 | Liu <text:s text:c="4"/>| San Jose | <text:s text:c="3"/>200 | 1002 |</text:p>
      <text:p text:style-name="Standard">| 2004 | Grass <text:s/><text:s/>| Berlin <text:s text:c="2"/>| <text:s text:c="3"/>300 | 1002 |</text:p>
      <text:p text:style-name="Standard">| 2006 | Clemens | London <text:s text:c="2"/>| <text:s text:c="3"/>100 | 1001 |</text:p>
      <text:p text:style-name="Standard">+------+---------+----------+--------+------+</text:p>
      <text:p text:style-name="Standard">4 rows in set (0.06 sec)</text:p>
      <text:p text:style-name="Standard"/>
      <text:p text:style-name="Standard">79.write a query that selects all customers whose name begins with c</text:p>
      <text:p text:style-name="Standard">mysql&gt; select cname from customer where substring(cname,1,1)='c';</text:p>
      <text:p text:style-name="Standard">+----------+</text:p>
      <text:p text:style-name="Standard">| cname <text:s text:c="3"/>|</text:p>
      <text:p text:style-name="Standard">+----------+</text:p>
      <text:p text:style-name="Standard">| Clemens <text:s/>|</text:p>
      <text:p text:style-name="Standard">| Cisneros |</text:p>
      <text:p text:style-name="Standard">+----------+</text:p>
      <text:p text:style-name="Standard">2 rows in set (0.00 sec)</text:p>
      <text:p text:style-name="Standard"/>
      <text:p text:style-name="Standard">80. Write a query on the customer table that will find the highest rating in each city.</text:p>
      <text:p text:style-name="Standard">mysql&gt; select city,max(rating) as rating from customer group by city;</text:p>
      <text:p text:style-name="Standard">+----------+--------+</text:p>
      <text:p text:style-name="Standard">| city <text:s text:c="4"/>| rating |</text:p>
      <text:p text:style-name="Standard">+----------+--------+</text:p>
      <text:p text:style-name="Standard">| Berlin <text:s text:c="2"/>| <text:s text:c="3"/>300 |</text:p>
      <text:p text:style-name="Standard">| London <text:s text:c="2"/>| <text:s text:c="3"/>100 |</text:p>
      <text:p text:style-name="Standard">| Rome <text:s text:c="4"/>| <text:s text:c="3"/>200 |</text:p>
      <text:p text:style-name="Standard">| San Jose | <text:s text:c="3"/>300 |</text:p>
      <text:p text:style-name="Standard">+----------+--------+</text:p>
      <text:p text:style-name="Standard">4 rows in set (0.00 sec)</text:p>
      <text:p text:style-name="Standard"/>
      <text:p text:style-name="Standard">81.Write a query<text:s/>that will produce the snum values of all salespeople with orders currently in orders table</text:p>
      <text:p text:style-name="Standard">mysql&gt; select distinct(a.snum),a.sname from salespeople a,orders b,customer c where a.snum=c.snum and b.cnum=c.cnum;</text:p>
      <text:p text:style-name="Standard">+------+---------+</text:p>
      <text:p text:style-name="Standard">| snum | sname <text:s text:c="2"/>|</text:p>
      <text:p text:style-name="Standard">+------+---------+</text:p>
      <text:p text:style-name="Standard">| 1001 | Peel <text:s text:c="3"/>|</text:p>
      <text:p text:style-name="Standard">| 1002 | Serres <text:s/>|</text:p>
      <text:p text:style-name="Standard">| 1003 | AxelRod |</text:p>
      <text:p text:style-name="Standard">| 1004 | Motika <text:s/>|</text:p>
      <text:soft-page-break/>
      <text:p text:style-name="Standard">| 1007 | Rifkin <text:s/>|</text:p>
      <text:p text:style-name="Standard">+------+---------+</text:p>
      <text:p text:style-name="Standard">5 rows in set (0.00 sec)</text:p>
      <text:p text:style-name="Standard"/>
      <text:p text:style-name="Standard">82.Write a query that lists the customer in descending order of rating.</text:p>
      <text:p text:style-name="Standard">mysql&gt;<text:s/>select rating,cname,cnum from customer order by rating desc;</text:p>
      <text:p text:style-name="Standard">+--------+----------+------+</text:p>
      <text:p text:style-name="Standard">| rating | cname <text:s text:c="3"/>| cnum |</text:p>
      <text:p text:style-name="Standard">+--------+----------+------+</text:p>
      <text:p text:style-name="Standard">| <text:s text:c="3"/>300 | Grass <text:s text:c="3"/>| 2004 |</text:p>
      <text:p text:style-name="Standard">| <text:s text:c="3"/>300 | Cisneros | 2008 |</text:p>
      <text:p text:style-name="Standard">| <text:s text:c="3"/>200 | Giovanni | 2002 |</text:p>
      <text:p text:style-name="Standard">| <text:s text:c="3"/>200 | Liu <text:s text:c="5"/>| 2003 |</text:p>
      <text:p text:style-name="Standard">| <text:s text:c="3"/>100 | Hoffman <text:s/>| 2001 |</text:p>
      <text:p text:style-name="Standard">| <text:s text:c="3"/>100 | Clemens <text:s/>| 2006 |</text:p>
      <text:p text:style-name="Standard">| <text:s text:c="3"/>100 | Pereira <text:s/>| 2007 |</text:p>
      <text:p text:style-name="Standard">+--------+----------+------+</text:p>
      <text:p text:style-name="Standard">7 rows in set (0.00 sec)</text:p>
      <text:p text:style-name="Standard"/>
      <text:p text:style-name="Standard">83.Find the avg commission for salespeople in london</text:p>
      <text:p text:style-name="Standard">mysql&gt;<text:s/>select (avg(comm)*100) as avg from salespeople where city='london';</text:p>
      <text:p text:style-name="Standard">+-----------+</text:p>
      <text:p text:style-name="Standard">| avg <text:s text:c="6"/>|</text:p>
      <text:p text:style-name="Standard">+-----------+</text:p>
      <text:p text:style-name="Standard">| 16.333333 |</text:p>
      <text:p text:style-name="Standard">+-----------+</text:p>
      <text:p text:style-name="Standard">1 row in set (0.00 sec)</text:p>
      <text:p text:style-name="Standard"/>
      <text:p text:style-name="Standard">84.Find all the orders credited to the same salespeople servicing hoffman</text:p>
      <text:p text:style-name="Standard">mysql&gt; select a.*<text:s/>from orders a,customer b where b.snum in(select snum from customer where cname='hoffman')and a.cnum=b.cnum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3 | <text:s/>767.19 | 1996-10-03 |<text:s/>2001 |</text:p>
      <text:p text:style-name="Standard">| 3008 | 4723.00 | 1996-10-05 | 2006 |</text:p>
      <text:p text:style-name="Standard">| 3011 | 9891.88 | 1996-10-06 | 2006 |</text:p>
      <text:p text:style-name="Standard">+------+---------+------------+------+</text:p>
      <text:p text:style-name="Standard">3 rows in set (0.04 sec)</text:p>
      <text:p text:style-name="Standard"/>
      <text:p text:style-name="Standard">85. Find all salespeople whose commission is between 0.10 and 1.12 (inclusive)</text:p>
      <text:p text:style-name="Standard">mysql&gt; select * from salespeople where 0.10&lt;=comm and 0.12&gt;=comm;</text:p>
      <text:p text:style-name="Standard">+------+---------+----------+------+</text:p>
      <text:p text:style-name="Standard">| snum | sname <text:s text:c="2"/>| city <text:s text:c="4"/>| comm |</text:p>
      <text:p text:style-name="Standard">+------+---------+----------+------+</text:p>
      <text:p text:style-name="Standard">| 1001 | Peel <text:s text:c="3"/>| London <text:s text:c="2"/>| 0.12 |</text:p>
      <text:p text:style-name="Standard">| 1003 | AxelRod | New York | 0.10 |</text:p>
      <text:p text:style-name="Standard">| 1004 | Motika <text:s/>| London <text:s text:c="2"/>|<text:s/>0.11 |</text:p>
      <text:p text:style-name="Standard">+------+---------+----------+------+</text:p>
      <text:soft-page-break/>
      <text:p text:style-name="Standard">3 rows in set (0.00 sec)</text:p>
      <text:p text:style-name="Standard"/>
      <text:p text:style-name="Standard">86.Write a query which gives the names and cities of salespeople in london with a commission above 0.10</text:p>
      <text:p text:style-name="Standard">mysql&gt; select sname,city from salespeople where city='london' and comm&gt;0.10;</text:p>
      <text:p text:style-name="Standard">+--------+--------+</text:p>
      <text:p text:style-name="Standard">| sname <text:s/>| city <text:s text:c="2"/>|</text:p>
      <text:p text:style-name="Standard">+--------+--------+</text:p>
      <text:p text:style-name="Standard">| Peel <text:s text:c="2"/>| London |</text:p>
      <text:p text:style-name="Standard">| Motika | London |</text:p>
      <text:p text:style-name="Standard">| Fran <text:s text:c="2"/>| London |</text:p>
      <text:p text:style-name="Standard">+--------+--------+</text:p>
      <text:p text:style-name="Standard">3 rows in set (0.00 sec)</text:p>
      <text:p text:style-name="Standard"/>
      <text:p text:style-name="Standard">87.What will be the output of the query</text:p>
      <text:p text:style-name="Standard">select * <text:s/>from orders where (amt &lt;1000 OR<text:s/>NOT(odate=’1996-10-03’ and cnum&gt;2003));</text:p>
      <text:p text:style-name="Standard">mysql&gt; select * <text:s/>from orders where (amt &lt;1000 OR NOT(odate='1996-10-03' and cnum&gt;2003))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1 | <text:s/><text:s/>18.69 | 1996-10-03 | 2008 |</text:p>
      <text:p text:style-name="Standard">| 3003 | <text:s/>767.19 | 1996-10-03 | 2001 |</text:p>
      <text:p text:style-name="Standard">| 3005 | 5160.45 | 1996-10-03 | 2003 |</text:p>
      <text:p text:style-name="Standard">| 3007 | <text:s text:c="2"/>75.75 | 1996-10-04 | 2002 |</text:p>
      <text:p text:style-name="Standard">| 3008 | 4723.00 | 1996-10-05 | 2006 |</text:p>
      <text:p text:style-name="Standard">| 3009 | 1713.23 | 1996-10-04 | 2002 |</text:p>
      <text:p text:style-name="Standard">| 3010 | 1309.95 | 1996-10-06 |<text:s/>2004 |</text:p>
      <text:p text:style-name="Standard">| 3011 | 9891.88 | 1996-10-06 | 2006 |</text:p>
      <text:p text:style-name="Standard">+------+---------+------------+------+</text:p>
      <text:p text:style-name="Standard">8 rows in set (0.01 sec)</text:p>
      <text:p text:style-name="Standard"/>
      <text:p text:style-name="Standard">88.Write a query that selects the customers smallest order</text:p>
      <text:p text:style-name="Standard">mysql&gt; select a.cnum,a.cname,min(b.amt) from customer a,orders b where a.cnum=b.cnum group by cnum;</text:p>
      <text:p text:style-name="Standard">+------+----------+------------+</text:p>
      <text:p text:style-name="Standard">| cnum | cname <text:s text:c="3"/>| min(b.amt) |</text:p>
      <text:p text:style-name="Standard">+------+----------+------------+</text:p>
      <text:p text:style-name="Standard">| 2001 | Hoffman <text:s/>| <text:s text:c="4"/>767.19 |</text:p>
      <text:p text:style-name="Standard">| 2002 | Giovanni | <text:s text:c="5"/>75.75 |</text:p>
      <text:p text:style-name="Standard">| 2003 | Liu <text:s text:c="5"/>| <text:s text:c="3"/>5160.45 |</text:p>
      <text:p text:style-name="Standard">| 2004 | Grass <text:s text:c="3"/>| <text:s text:c="3"/>1309.95 |</text:p>
      <text:p text:style-name="Standard">| 2006 | Clemens <text:s/>| <text:s text:c="3"/>4723.00 |</text:p>
      <text:p text:style-name="Standard">| 2007 | Pereira <text:s/>| <text:s text:c="3"/>1900.10 |</text:p>
      <text:p text:style-name="Standard">| 2008 | Cisneros | <text:s text:c="5"/>18.69 |</text:p>
      <text:p text:style-name="Standard">+------+----------+------------+</text:p>
      <text:p text:style-name="Standard">7 rows in set (0.02 sec)</text:p>
      <text:p text:style-name="Standard"/>
      <text:p text:style-name="Standard">89.Write a query that selects the first customer in alphabetical order whose name begins with g</text:p>
      <text:p text:style-name="Standard">mysql&gt; select<text:s/>* from customer where substring(cname,1,1)='g' order by cname asc limit 1;</text:p>
      <text:soft-page-break/>
      <text:p text:style-name="Standard">+------+----------+------+--------+------+</text:p>
      <text:p text:style-name="Standard">| cnum | cname <text:s text:c="3"/>| city | rating | snum |</text:p>
      <text:p text:style-name="Standard">+------+----------+------+--------+------+</text:p>
      <text:p text:style-name="Standard">| 2002 | Giovanni | Rome | <text:s text:c="3"/>200 | 1003 |</text:p>
      <text:p text:style-name="Standard">+------+----------+------+--------+------+</text:p>
      <text:p text:style-name="Standard">1 row in set (0.00 sec)</text:p>
      <text:p text:style-name="Standard"/>
      <text:p text:style-name="Standard">90.Write a query that counts the no. of diff non null city values in customer table</text:p>
      <text:p text:style-name="Standard">mysql&gt;<text:s/>select count(city) from customer where city!='null';</text:p>
      <text:p text:style-name="Standard">+-------------+</text:p>
      <text:p text:style-name="Standard">| count(city) |</text:p>
      <text:p text:style-name="Standard">+-------------+</text:p>
      <text:p text:style-name="Standard">| <text:s text:c="10"/>7 |</text:p>
      <text:p text:style-name="Standard">+-------------+</text:p>
      <text:p text:style-name="Standard">1 row in set (0.00 sec)</text:p>
      <text:p text:style-name="Standard"/>
      <text:p text:style-name="Standard">91.Find the avg amt from orders table</text:p>
      <text:p text:style-name="Standard">mysql&gt;<text:s/>select avg(amt) from orders;</text:p>
      <text:p text:style-name="Standard">+-------------+</text:p>
      <text:p text:style-name="Standard">| avg(amt) <text:s text:c="3"/>|</text:p>
      <text:p text:style-name="Standard">+-------------+</text:p>
      <text:p text:style-name="Standard">| 2665.840000</text:p>
      <text:p text:style-name="Standard">+-------------+</text:p>
      <text:p text:style-name="Standard">1 row in set (0.00 sec)</text:p>
      <text:p text:style-name="Standard"/>
      <text:p text:style-name="Standard">92.what is the output of following query</text:p>
      <text:p text:style-name="Standard">select * from orders where not(odate=’1996-03-10’ or snum&gt;1006) and amt&gt;=1500);</text:p>
      <text:p text:style-name="Standard">(modified)</text:p>
      <text:p text:style-name="Standard">mysql&gt; select a.* from orders a,customer b where not(a.odate='1996-03-10' or b.snum&gt;1006) and (a.amt&gt;=1500) and a.cnum=b.cnum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<text:s/>3002 | 1900.10 | 1996-10-03 | 2007 |</text:p>
      <text:p text:style-name="Standard">| 3005 | 5160.45 | 1996-10-03 | 2003 |</text:p>
      <text:p text:style-name="Standard">| 3008 | 4723.00 | 1996-10-05 | 2006 |</text:p>
      <text:p text:style-name="Standard">| 3009 | 1713.23 | 1996-10-04 | 2002 |</text:p>
      <text:p text:style-name="Standard">| 3011 | 9891.88 | 1996-10-06 | 2006 |</text:p>
      <text:p text:style-name="Standard">+------+---------+------------+------+</text:p>
      <text:p text:style-name="Standard">5 rows in set (0.00 sec)</text:p>
      <text:p text:style-name="Standard"/>
      <text:p text:style-name="Standard">93.Find all customers who are not located in san jose and whose rating is greater than 200</text:p>
      <text:p text:style-name="Standard">mysql&gt; select * from orders where not(odate='1996-03-10' or snum&gt;1006) and amt&gt;=1500;</text:p>
      <text:p text:style-name="Standard">mysql&gt; select * from customer where city!='san jose' and rating&gt;200; <text:s text:c="8"/><text:s text:c="3"/>+------+-------+--------+--------+------+</text:p>
      <text:p text:style-name="Standard">| cnum | cname | city <text:s text:c="2"/>| rating | snum |</text:p>
      <text:p text:style-name="Standard">+------+-------+--------+--------+------+</text:p>
      <text:p text:style-name="Standard">| 2004 | Grass | Berlin | <text:s text:c="3"/>300 | 1002 |</text:p>
      <text:p text:style-name="Standard">+------+-------+--------+--------+------+</text:p>
      <text:soft-page-break/>
      <text:p text:style-name="Standard">1 row in set (0.00 sec)</text:p>
      <text:p text:style-name="Standard"/>
      <text:p text:style-name="Standard">94.Give a simpler<text:s/>way to this query</text:p>
      <text:p text:style-name="Standard">select snum,snam,city,comm from salespeople where (comm&gt;+0.12 or comm&lt;0.14);</text:p>
      <text:p text:style-name="Standard">mysql&gt; select * from salespeople where comm BETWEEN 0.12 and 0.14;</text:p>
      <text:p text:style-name="Standard">+------+--------+----------+------+</text:p>
      <text:p text:style-name="Standard">| snum | sname <text:s/>| city <text:s text:c="4"/>| comm |</text:p>
      <text:p text:style-name="Standard">+------+--------+----------+------+</text:p>
      <text:p text:style-name="Standard">| 1001 | Peel <text:s text:c="2"/>| London <text:s text:c="2"/>| 0.12 |</text:p>
      <text:p text:style-name="Standard">| 1002 | Serres | San Jose | 0.13 |</text:p>
      <text:p text:style-name="Standard">+------+--------+----------+------+</text:p>
      <text:p text:style-name="Standard">2 rows in set (0.08 sec)</text:p>
      <text:p text:style-name="Standard"/>
      <text:p text:style-name="Standard">95.Evaluate the following</text:p>
      <text:p text:style-name="Standard">select * from orders where not((odate=’1996-10-03’ and snum&gt;1002) or amt&gt;2000);</text:p>
      <text:p text:style-name="Standard">(modfied)</text:p>
      <text:p text:style-name="Standard">mysql&gt; select a.* from orders a,customer b where not((a.odate='1996-10-03' and b.snum&gt;1002) or a.amt&gt;2000) and a.cnum=b.cnum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<text:s/>3003 | <text:s/>767.19 | 1996-10-03 | 2001 |</text:p>
      <text:p text:style-name="Standard">| 3007 | <text:s text:c="2"/>75.75 | 1996-10-04 | 2002 |</text:p>
      <text:p text:style-name="Standard">| 3009 | 1713.23 | 1996-10-04 | 2002 |</text:p>
      <text:p text:style-name="Standard">| 3010 | 1309.95 | 1996-10-06 | 2004 |</text:p>
      <text:p text:style-name="Standard">+------+---------+------------+------+</text:p>
      <text:p text:style-name="Standard">4 rows in set (0.00 sec)</text:p>
      <text:p text:style-name="Standard"/>
      <text:p text:style-name="Standard">96. Which salespeople attend to<text:s/>customers not in the city they have been assigned to?</text:p>
      <text:p text:style-name="Standard">mysql&gt; select a.* from salespeople a,customer b where a.city!=b.city and a.snum=b.snum;</text:p>
      <text:p text:style-name="Standard">+------+---------+-----------+------+</text:p>
      <text:p text:style-name="Standard">| snum | sname <text:s text:c="2"/>| city <text:s text:c="5"/>| comm |</text:p>
      <text:p text:style-name="Standard">+------+---------+-----------+------+</text:p>
      <text:p text:style-name="Standard">| 1003 | AxelRod | New York <text:s/>| 0.10 |</text:p>
      <text:p text:style-name="Standard">| 1002 | Serres <text:s/>| San Jose <text:s/>| 0.13 |</text:p>
      <text:p text:style-name="Standard">| 1004 | Motika <text:s/>| London <text:s text:c="3"/>| 0.11 |</text:p>
      <text:p text:style-name="Standard">| 1007 | Rifkin <text:s/>| Barcelona | 0.15 |</text:p>
      <text:p text:style-name="Standard">+------+---------+-----------+------+</text:p>
      <text:p text:style-name="Standard">4 rows in set (0.00 sec)</text:p>
      <text:p text:style-name="Standard"/>
      <text:p text:style-name="Standard">97.Which salespeople get commission greater than 0.11 are serving customers rated less than 250</text:p>
      <text:p text:style-name="Standard">mysql&gt; select distinct a.* from salespeople a,customer b where a.comm&gt;0.11 and b.rating&lt;250 and a.snum=b.snum;</text:p>
      <text:p text:style-name="Standard">+------+--------+----------+------+</text:p>
      <text:p text:style-name="Standard">| snum | sname <text:s/>| city <text:s text:c="4"/>| comm |</text:p>
      <text:p text:style-name="Standard">+------+--------+----------+------+</text:p>
      <text:p text:style-name="Standard">| 1001 | Peel <text:s text:c="2"/>| London <text:s text:c="2"/>| 0.12 |</text:p>
      <text:p text:style-name="Standard">| 1002 | Serres | San Jose | 0.13 |</text:p>
      <text:p text:style-name="Standard">+------+--------+----------+------+</text:p>
      <text:soft-page-break/>
      <text:p text:style-name="Standard">2 rows in set (0.00 sec)</text:p>
      <text:p text:style-name="Standard"/>
      <text:p text:style-name="Standard">98.Which salespeople have been assigned to sam city but have different commission percentage</text:p>
      <text:p text:style-name="Standard">mysql&gt;<text:s/>select distinct a.* from salespeople a,salespeople b where a.city=b.city and a.comm!=b.comm ;</text:p>
      <text:p text:style-name="Standard">+------+--------+--------+------+</text:p>
      <text:p text:style-name="Standard">| snum | sname <text:s/>| city <text:s text:c="2"/>| comm |</text:p>
      <text:p text:style-name="Standard">+------+--------+--------+------+</text:p>
      <text:p text:style-name="Standard">| 1004 | Motika | London | 0.11 |</text:p>
      <text:p text:style-name="Standard">| 1005 | Fran <text:s text:c="2"/>| London<text:s/>| 0.26 |</text:p>
      <text:p text:style-name="Standard">| 1001 | Peel <text:s text:c="2"/>| London | 0.12 |</text:p>
      <text:p text:style-name="Standard">+------+--------+--------+------+</text:p>
      <text:p text:style-name="Standard">3 rows in set (0.00 sec)</text:p>
      <text:p text:style-name="Standard"/>
      <text:p text:style-name="Standard">99.Which salespeople has earned most by commission</text:p>
      <text:p text:style-name="Standard">mysql&gt; select a.sname,(sum(b.amt)*a.comm) as commission from salespeople a,orders b,customer c where a.snum=c.snum and b.cnum=c.cnum group by a.snum order by commission desc limit 1;</text:p>
      <text:p text:style-name="Standard">+-------+------------+</text:p>
      <text:p text:style-name="Standard">| sname | commission |</text:p>
      <text:p text:style-name="Standard">+-------+------------+</text:p>
      <text:p text:style-name="Standard">| Peel <text:s/>| <text:s/>1845.8484 |</text:p>
      <text:p text:style-name="Standard">+-------+------------+</text:p>
      <text:p text:style-name="Standard">1 row in set (0.01 sec)</text:p>
      <text:p text:style-name="Standard"/>
      <text:p text:style-name="Standard">100.Does the customer with max no.of orders have max amt of rating?</text:p>
      <text:p text:style-name="Standard">mysql&gt; select a.cname,count(b.onum) as orders,rating from customer a,orders b where a.cnum=b.cnum group by a.cnum order by orders desc;</text:p>
      <text:p text:style-name="Standard">+----------+--------+--------+</text:p>
      <text:p text:style-name="Standard">| cname <text:s text:c="3"/>| orders | rating |</text:p>
      <text:p text:style-name="Standard">+----------+--------+--------+</text:p>
      <text:p text:style-name="Standard">| Clemens <text:s/>| <text:s text:c="5"/>2 | <text:s text:c="3"/>100 |</text:p>
      <text:p text:style-name="Standard">| Giovanni | <text:s text:c="5"/>2 | <text:s text:c="3"/>200 |</text:p>
      <text:p text:style-name="Standard">| Cisneros | <text:s text:c="5"/>2 | <text:s text:c="3"/>300 |</text:p>
      <text:p text:style-name="Standard">| Hoffman <text:s/>| <text:s text:c="5"/>1 | <text:s text:c="3"/>100 |</text:p>
      <text:p text:style-name="Standard">| Pereira <text:s/>| <text:s text:c="5"/>1 | <text:s text:c="3"/>100 |</text:p>
      <text:p text:style-name="Standard">| Liu <text:s text:c="5"/>| <text:s text:c="5"/>1 | <text:s text:c="3"/>200 |</text:p>
      <text:p text:style-name="Standard">| Grass <text:s text:c="3"/>| <text:s text:c="5"/>1 | <text:s text:c="3"/>300 |</text:p>
      <text:p text:style-name="Standard">+----------+--------+--------+</text:p>
      <text:p text:style-name="Standard">7<text:s/>rows in set (0.00 sec)</text:p>
      <text:p text:style-name="Standard">Ans: No</text:p>
      <text:p text:style-name="Standard"/>
      <text:p text:style-name="Standard"/>
      <text:p text:style-name="Standard">101.Does the customer who spent max amt of money has highest rating?</text:p>
      <text:p text:style-name="Standard">mysql&gt; select a.cname,sum(b.amt) as amt,rating from customer a,orders b where a.cnum=b.cnum group by a.cnum order by amt desc;</text:p>
      <text:p text:style-name="Standard">+----------+----------+--------+</text:p>
      <text:p text:style-name="Standard">| cname <text:s text:c="3"/>| amt <text:s text:c="5"/>| rating |</text:p>
      <text:p text:style-name="Standard">+----------+----------+--------+</text:p>
      <text:p text:style-name="Standard">| Clemens <text:s/>| 14614.88 | <text:s text:c="3"/>100 |</text:p>
      <text:p text:style-name="Standard">| Liu <text:s text:c="5"/>| <text:s/>5160.45 | <text:s text:c="3"/>200 |</text:p>
      <text:soft-page-break/>
      <text:p text:style-name="Standard">| Pereira <text:s/>| <text:s/>1900.10 | <text:s text:c="3"/>100 |</text:p>
      <text:p text:style-name="Standard">| Giovanni | <text:s/>1788.98 | <text:s text:c="3"/>200 |</text:p>
      <text:p text:style-name="Standard">| Grass <text:s text:c="3"/>| <text:s/>1309.95 | <text:s text:c="3"/>300 |</text:p>
      <text:p text:style-name="Standard">| Cisneros | <text:s/>1116.85 | <text:s text:c="3"/>300 |</text:p>
      <text:p text:style-name="Standard">| Hoffman <text:s/>| <text:s text:c="2"/>767.19 | <text:s text:c="3"/>100 |</text:p>
      <text:p text:style-name="Standard">+----------+----------+--------+</text:p>
      <text:p text:style-name="Standard">7 rows in set (0.00 sec)</text:p>
      <text:p text:style-name="Standard">ANS: no</text:p>
      <text:p text:style-name="Standard"/>
      <text:p text:style-name="Standard">102.List all customers with descending order of customer rating</text:p>
      <text:p text:style-name="Standard"/>
      <text:p text:style-name="Standard">mysql&gt;<text:s/>select * from customer order by rating desc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4 | Grass <text:s text:c="3"/>| Berlin <text:s text:c="2"/>| <text:s text:c="3"/>300 | 1002 |</text:p>
      <text:p text:style-name="Standard">| 2008 | Cisneros | San Jose | <text:s text:c="3"/>300 | 1007 |</text:p>
      <text:p text:style-name="Standard">| 2002 | Giovanni | Rome <text:s text:c="4"/>| <text:s text:c="3"/>200 | 1003 |</text:p>
      <text:p text:style-name="Standard">| 2003 | Liu <text:s text:c="5"/>| San Jose | <text:s text:c="3"/>200 | 1002 |</text:p>
      <text:p text:style-name="Standard">| 2001 | Hoffman <text:s/>| London <text:s text:c="2"/>| <text:s text:c="3"/>100 | 1001 |</text:p>
      <text:p text:style-name="Standard">| 2006 | Clemens <text:s/>| London <text:s text:c="2"/>| <text:s text:c="3"/>100 | 1001 |</text:p>
      <text:p text:style-name="Standard">| 2007 | Pereira <text:s/>| Rome <text:s text:c="4"/>| <text:s text:c="3"/>100 | 1004 |</text:p>
      <text:p text:style-name="Standard">+------+----------+----------+--------+------+</text:p>
      <text:p text:style-name="Standard">7 rows in set (0.00 sec)</text:p>
      <text:p text:style-name="Standard"/>
      <text:p text:style-name="Standard">103.On which day has hoffman placed orders?</text:p>
      <text:p text:style-name="Standard">mysql&gt; select odate from orders where cnum in(select cnum from customer where cname='hoffman');</text:p>
      <text:p text:style-name="Standard">+------------+</text:p>
      <text:p text:style-name="Standard">| odate <text:s text:c="5"/>|</text:p>
      <text:p text:style-name="Standard">+------------+</text:p>
      <text:p text:style-name="Standard">| 1996-10-03 |</text:p>
      <text:p text:style-name="Standard">+------------+</text:p>
      <text:p text:style-name="Standard">1 row in set (0.00 sec)</text:p>
      <text:p text:style-name="Standard"/>
      <text:p text:style-name="Standard">104.do all salespeople have different commissions?</text:p>
      <text:p text:style-name="Standard">mysql&gt; select a.sname,b.sname from salespeople a,salespeople b where a.comm=b.comm and a.snum!=b.snum;</text:p>
      <text:p text:style-name="Standard">Empty set (0.00 sec)</text:p>
      <text:p text:style-name="Standard">ANS: yes</text:p>
      <text:p text:style-name="Standard"/>
      <text:p text:style-name="Standard">105.which<text:s/>salespeople have no orders between 3<text:span text:style-name="T12">rd</text:span><text:s/>and 5<text:span text:style-name="T13">th</text:span><text:s/>october</text:p>
      <text:p text:style-name="Standard">mysql&gt;<text:s/>select sname from salespeople where snum in(select snum from customer where cnum in (select cnum from orders where odate not between '1996-10-03' and '1996</text:p>
      <text:p text:style-name="Standard">+--------+</text:p>
      <text:p text:style-name="Standard">| sname <text:s/>|</text:p>
      <text:p text:style-name="Standard">+--------+</text:p>
      <text:p text:style-name="Standard">| Peel <text:s text:c="2"/>|</text:p>
      <text:p text:style-name="Standard">| Serres |</text:p>
      <text:p text:style-name="Standard">+--------+</text:p>
      <text:soft-page-break/>
      <text:p text:style-name="Standard">2 rows in set (0.00 sec)</text:p>
      <text:p text:style-name="Standard"/>
      <text:p text:style-name="Standard">106.How<text:s/>many salespeople have succeeded in getting orders</text:p>
      <text:p text:style-name="Standard">mysql&gt; select count(distinct(snum)) from customer;</text:p>
      <text:p text:style-name="Standard">+-----------------------+</text:p>
      <text:p text:style-name="Standard">| count(distinct(snum)) |</text:p>
      <text:p text:style-name="Standard">+-----------------------+</text:p>
      <text:p text:style-name="Standard">| <text:s text:c="20"/>5 |</text:p>
      <text:p text:style-name="Standard">+-----------------------+</text:p>
      <text:p text:style-name="Standard">1 row in set (0.00 sec)</text:p>
      <text:p text:style-name="Standard"/>
      <text:p text:style-name="Standard">107.How many customers have placed orders</text:p>
      <text:p text:style-name="Standard">mysql&gt; select count(distinct(cnum)) from orders;</text:p>
      <text:p text:style-name="Standard">+-----------------------+</text:p>
      <text:p text:style-name="Standard">| count(distinct(cnum)) |</text:p>
      <text:p text:style-name="Standard">+-----------------------+</text:p>
      <text:p text:style-name="Standard">| <text:s text:c="20"/>7 |</text:p>
      <text:p text:style-name="Standard">+-----------------------+</text:p>
      <text:p text:style-name="Standard">1 row in set (0.00 sec)</text:p>
      <text:p text:style-name="Standard"/>
      <text:p text:style-name="Standard">108.On which date has every salespeople has booked an order of max value</text:p>
      <text:p text:style-name="Standard">mysql&gt; select a.odate,a.amt,m.snum from orders a,(select max(amt) maxamt,snum from orders a,customer b where a.cnum=b.cnum group by snum)m where a.amt=maxamt order by m.snum;</text:p>
      <text:p text:style-name="Standard">+------------+---------+------+</text:p>
      <text:p text:style-name="Standard">| odate <text:s text:c="5"/>| amt <text:s text:c="4"/>| snum |</text:p>
      <text:p text:style-name="Standard">+------------+---------+------+</text:p>
      <text:p text:style-name="Standard">| 1996-10-06 | 9891.88 | 1001 |</text:p>
      <text:p text:style-name="Standard">| 1996-10-03 | 5160.45 | 1002 |</text:p>
      <text:p text:style-name="Standard">| 1996-10-04 | 1713.23 | 1003 |</text:p>
      <text:p text:style-name="Standard">| 1996-10-03 | 1900.10 | 1004 |</text:p>
      <text:p text:style-name="Standard">| 1996-10-03 | 1098.16 | 1007 |</text:p>
      <text:p text:style-name="Standard">+------------+---------+------+</text:p>
      <text:p text:style-name="Standard">5 rows in set (0.00 sec)</text:p>
      <text:p text:style-name="Standard"/>
      <text:p text:style-name="Standard">109.Who is the most successful salesperson</text:p>
      <text:p text:style-name="Standard">mysql&gt; select a.sname,(sum(b.amt)*a.comm) as commission from salespeople a,orders b,customer c where a.snum=c.snum and b.cnum=c.cnum group by a.snum limit<text:s/>1;</text:p>
      <text:p text:style-name="Standard">+-------+------------+</text:p>
      <text:p text:style-name="Standard">| sname | commission |</text:p>
      <text:p text:style-name="Standard">+-------+------------+</text:p>
      <text:p text:style-name="Standard">| Peel <text:s/>| <text:s/>1845.8484 |</text:p>
      <text:p text:style-name="Standard">+-------+------------+</text:p>
      <text:p text:style-name="Standard">1 row in set (0.00 sec)</text:p>
      <text:p text:style-name="Standard"/>
      <text:p text:style-name="Standard">110.Who is the worst customer with respect to company</text:p>
      <text:p text:style-name="Standard">CONSIDERING RATING</text:p>
      <text:p text:style-name="Standard">mysql&gt; select cname,rating from customer<text:s/>order by rating asc limit 1;</text:p>
      <text:p text:style-name="Standard">+---------+--------+</text:p>
      <text:p text:style-name="Standard">| cname <text:s text:c="2"/>| rating |</text:p>
      <text:soft-page-break/>
      <text:p text:style-name="Standard">+---------+--------+</text:p>
      <text:p text:style-name="Standard">| Hoffman | <text:s text:c="3"/>100 |</text:p>
      <text:p text:style-name="Standard">+---------+--------+</text:p>
      <text:p text:style-name="Standard">1 row in set (0.00 sec)</text:p>
      <text:p text:style-name="Standard">CONSIDERING ORDERS</text:p>
      <text:p text:style-name="Standard">mysql&gt;<text:s/>select a.cname,count(b.onum) as cnt from customer a,orders b where a.cnum=b.cnum <text:s/>group by b.cnum having count(b.onum)&lt;=1;</text:p>
      <text:p text:style-name="Standard">+---------+-----+</text:p>
      <text:p text:style-name="Standard">| cname <text:s text:c="2"/>| cnt |</text:p>
      <text:p text:style-name="Standard">+---------+-----+</text:p>
      <text:p text:style-name="Standard">| Hoffman | <text:s text:c="2"/>1 |</text:p>
      <text:p text:style-name="Standard">| Liu <text:s text:c="4"/>| <text:s text:c="2"/>1 |</text:p>
      <text:p text:style-name="Standard">| Grass <text:s text:c="2"/>| <text:s text:c="2"/>1 |</text:p>
      <text:p text:style-name="Standard">| Pereira | <text:s text:c="2"/>1 |</text:p>
      <text:p text:style-name="Standard">+---------+-----+</text:p>
      <text:p text:style-name="Standard">4 rows in set (0.00 sec)</text:p>
      <text:p text:style-name="Standard"/>
      <text:p text:style-name="Standard">111.Are all customers having placed orders greater than 200 totally been serviced by salespeople peel or serres?</text:p>
      <text:p text:style-name="Standard">select c.cname,b.amt,a.sname from salespeople a,orders b,customer c where a.snum in (select snum from salespeople where sname='peel' or sname='serres') and <text:s/>b.amt&lt;200 and a.snum=c.snum and b.cnum=c.cnum;</text:p>
      <text:p text:style-name="Standard">Empty set (0.00 sec)</text:p>
      <text:p text:style-name="Standard"/>
      <text:p text:style-name="Standard">112.Which customers have same rating​?</text:p>
      <text:p text:style-name="Standard">mysql&gt; select a.cname,b.cname,a.rating from customer a,customer b where a.rating=b.rating and a.cnum!=b.cnum;</text:p>
      <text:p text:style-name="Standard">+----------+----------+--------+</text:p>
      <text:p text:style-name="Standard">| cname <text:s text:c="3"/>| cname <text:s text:c="3"/>| rating |</text:p>
      <text:p text:style-name="Standard">+----------+----------+--------+</text:p>
      <text:p text:style-name="Standard">| Clemens <text:s/>| Hoffman <text:s/>| <text:s text:c="3"/>100 |</text:p>
      <text:p text:style-name="Standard">| Pereira <text:s/>| Hoffman <text:s/>| <text:s text:c="3"/>100 |</text:p>
      <text:p text:style-name="Standard">| Liu <text:s text:c="5"/>| Giovanni | <text:s text:c="3"/>200 |</text:p>
      <text:p text:style-name="Standard">| Giovanni | Liu <text:s text:c="5"/>| <text:s text:c="3"/>200 |</text:p>
      <text:p text:style-name="Standard">| Cisneros<text:s/>| Grass <text:s text:c="3"/>| <text:s text:c="3"/>300 |</text:p>
      <text:p text:style-name="Standard">| Hoffman <text:s/>| Clemens <text:s/>| <text:s text:c="3"/>100 |</text:p>
      <text:p text:style-name="Standard">| Pereira <text:s/>| Clemens <text:s/>| <text:s text:c="3"/>100 |</text:p>
      <text:p text:style-name="Standard">| Hoffman <text:s/>| Pereira <text:s/>| <text:s text:c="3"/>100 |</text:p>
      <text:p text:style-name="Standard">| Clemens <text:s/>| Pereira <text:s/>| <text:s text:c="3"/>100 |</text:p>
      <text:p text:style-name="Standard">| Grass <text:s text:c="3"/>| Cisneros | <text:s text:c="3"/>300 |</text:p>
      <text:p text:style-name="Standard">+----------+----------+--------+</text:p>
      <text:p text:style-name="Standard">10 rows in set (0.00 sec)</text:p>
      <text:p text:style-name="Standard"/>
      <text:p text:style-name="Standard">113.Find<text:s/>orders greater than the avg of 4<text:span text:style-name="T14">th</text:span><text:s/>oct</text:p>
      <text:p text:style-name="Standard">mysql&gt; select * from orders where amt &gt;(select avg(amt) from orders where odate='1996-10-04') ;</text:p>
      <text:p text:style-name="Standard">+------+---------+------------+------+</text:p>
      <text:p text:style-name="Standard">| onum | amt <text:s text:c="4"/>| odate <text:s text:c="5"/>| cnum |</text:p>
      <text:p text:style-name="Standard">+------+---------+------------+------+</text:p>
      <text:p text:style-name="Standard">| 3002 | 1900.10 | 1996-10-03 | 2007 |</text:p>
      <text:soft-page-break/>
      <text:p text:style-name="Standard">| 3005 | 5160.45 | 1996-10-03 | 2003 |</text:p>
      <text:p text:style-name="Standard">| 3006 | 1098.16 | 1996-10-03 | 2008 |</text:p>
      <text:p text:style-name="Standard">| 3008 | 4723.00 | 1996-10-05 | 2006 |</text:p>
      <text:p text:style-name="Standard">| 3009 | 1713.23 | 1996-10-04 | 2002 |</text:p>
      <text:p text:style-name="Standard">| 3010 | 1309.95 | 1996-10-06 | 2004 |</text:p>
      <text:p text:style-name="Standard">| 3011 | 9891.88 |<text:s/>1996-10-06 | 2006 |</text:p>
      <text:p text:style-name="Standard">+------+---------+------------+------+</text:p>
      <text:p text:style-name="Standard">7 rows in set (0.01 sec)</text:p>
      <text:p text:style-name="Standard"/>
      <text:p text:style-name="Standard">114.Which customers have above avg orders?</text:p>
      <text:p text:style-name="Standard">mysql&gt; select a.cname,b.cnum,b.amt from customer a,orders b where b.amt&gt;(select avg(amt) from orders) and a.cnum=b.cnum;</text:p>
      <text:p text:style-name="Standard">+---------+------+---------+</text:p>
      <text:p text:style-name="Standard">| cname <text:s text:c="2"/>| cnum | amt <text:s text:c="4"/>|</text:p>
      <text:p text:style-name="Standard">+---------+------+---------+</text:p>
      <text:p text:style-name="Standard">| Liu <text:s text:c="4"/>| 2003 | 5160.45 |</text:p>
      <text:p text:style-name="Standard">| Clemens | 2006 | 4723.00 |</text:p>
      <text:p text:style-name="Standard">| Clemens | 2006 | 9891.88 |</text:p>
      <text:p text:style-name="Standard">+---------+------+---------+</text:p>
      <text:p text:style-name="Standard">3 rows in set (0.01 sec)</text:p>
      <text:p text:style-name="Standard"/>
      <text:p text:style-name="Standard">115.List all customers with rating<text:s/>above san jose’s avg</text:p>
      <text:p text:style-name="Standard">mysql&gt; select * from customer where rating&gt;(select avg(rating) from customer where city='san jose');</text:p>
      <text:p text:style-name="Standard">+------+----------+----------+--------+------+</text:p>
      <text:p text:style-name="Standard">| cnum | cname <text:s text:c="3"/>| city <text:s text:c="4"/>| rating | snum |</text:p>
      <text:p text:style-name="Standard">+------+----------+----------+--------+------+</text:p>
      <text:p text:style-name="Standard">| 2004 | Grass <text:s text:c="3"/>| Berlin <text:s text:c="2"/>| <text:s text:c="3"/>300 | 1002 |</text:p>
      <text:p text:style-name="Standard">| 2008 | Cisneros | San Jose | <text:s text:c="3"/>300 | 1007 |</text:p>
      <text:p text:style-name="Standard">+------+----------+----------+--------+------+</text:p>
      <text:p text:style-name="Standard">2 rows in set (0.00 sec)</text:p>
      <text:p text:style-name="Standard"/>
      <text:p text:style-name="Standard">116.Select the total amt in orders for each salespeople for whom the total is greater than the amt of the largest order in the table</text:p>
      <text:p text:style-name="Standard">mysql&gt; select a.sname,sum(b.amt) as total from salespeople a,orders b,customer c where a.snum=c.snum and b.cnum=c.cnum group by a.snum having total&gt;(select max(amt) from orders) ;</text:p>
      <text:p text:style-name="Standard">+-------+----------+</text:p>
      <text:p text:style-name="Standard">| sname | total <text:s text:c="3"/>|</text:p>
      <text:p text:style-name="Standard">+-------+----------+</text:p>
      <text:p text:style-name="Standard">| Peel <text:s/>| 15382.07 |</text:p>
      <text:p text:style-name="Standard">+-------+----------+</text:p>
      <text:p text:style-name="Standard">1 row in set (0.00 sec)</text:p>
      <text:p text:style-name="Standard"/>
      <text:p text:style-name="Standard">117.Give name and no. of salespeople with more than 1 customer</text:p>
      <text:p text:style-name="Standard">mysql&gt; select snum,sname from salespeople where snum in(select b.snum from orders a,customer b where a.cnum=b.cnum group by b.snum having count(distinct(a.cnum))&gt;1);</text:p>
      <text:p text:style-name="Standard">+------+--------+</text:p>
      <text:p text:style-name="Standard">| snum | sname <text:s/>|</text:p>
      <text:p text:style-name="Standard">+------+--------+</text:p>
      <text:p text:style-name="Standard">| 1001 | Peel <text:s text:c="2"/>|</text:p>
      <text:soft-page-break/>
      <text:p text:style-name="Standard">| 1002 | Serres |</text:p>
      <text:p text:style-name="Standard">+------+--------+</text:p>
      <text:p text:style-name="Standard">2 rows in set (0.00 sec)</text:p>
      <text:p text:style-name="Standard"/>
      <text:p text:style-name="Standard">118.select name and no of salespeople who<text:s/>have customer in their city whom they dont service</text:p>
      <text:p text:style-name="Standard">mysql&gt; select a.sname,b.* from salespeople a,customer b <text:s/>where a.city!=b.city and a.snum=b.snum;</text:p>
      <text:p text:style-name="Standard">+---------+------+----------+----------+--------+------+</text:p>
      <text:p text:style-name="Standard">| sname <text:s text:c="2"/>| cnum | cname <text:s text:c="3"/>| city <text:s text:c="4"/>| rating | snum |</text:p>
      <text:p text:style-name="Standard">+---------+------+----------+----------+--------+------+</text:p>
      <text:p text:style-name="Standard">| AxelRod | 2002 | Giovanni | Rome <text:s text:c="4"/>| <text:s text:c="3"/>200 | 1003 |</text:p>
      <text:p text:style-name="Standard">| Serres <text:s/>| 2004 | Grass <text:s text:c="3"/>| Berlin <text:s text:c="2"/>| <text:s text:c="3"/>300 | 1002 |</text:p>
      <text:p text:style-name="Standard">| Motika <text:s/>| 2007 | Pereira <text:s/>| Rome <text:s text:c="4"/>| <text:s text:c="3"/>100 | 1004 |</text:p>
      <text:p text:style-name="Standard">| Rifkin <text:s/>| 2008 | Cisneros | San Jose | <text:s text:c="3"/>300 | 1007 |</text:p>
      <text:p text:style-name="Standard">+---------+------+----------+----------+--------+------+</text:p>
      <text:p text:style-name="Standard">4 rows in set (0.00 sec)</text:p>
      <text:p text:style-name="Standard"/>
      <text:p text:style-name="Standard">119.Which customers rating should be lowered?<text:line-break/>mysql&gt;<text:s/>select a.cname,a.cnum,a.rating,sum(b.amt) as tot from customer a,orders b where a.cnum=b.cnum group by a.cnum order by tot desc;</text:p>
      <text:p text:style-name="Standard">+----------+------+--------+----------+</text:p>
      <text:p text:style-name="Standard">| cname <text:s text:c="3"/>| cnum | rating | tot <text:s text:c="5"/>|</text:p>
      <text:p text:style-name="Standard">+----------+------+--------+----------+</text:p>
      <text:p text:style-name="Standard">| Clemens <text:s/>| 2006 | <text:s text:c="3"/>100 | 14614.88 |</text:p>
      <text:p text:style-name="Standard">| Liu <text:s text:c="5"/>| 2003 | <text:s text:c="3"/>200 | <text:s/>5160.45 |</text:p>
      <text:p text:style-name="Standard">| Pereira <text:s/>| 2007 | <text:s text:c="3"/>100 | <text:s/>1900.10 |</text:p>
      <text:p text:style-name="Standard">| Giovanni | 2002 | <text:s text:c="3"/>200 | <text:s/>1788.98 |</text:p>
      <text:p text:style-name="Standard">| Grass <text:s text:c="3"/>| 2004 | <text:s text:c="3"/>300 | <text:s/>1309.95 |</text:p>
      <text:p text:style-name="Standard">| Cisneros | 2008 | <text:s text:c="3"/>300 | <text:s/>1116.85 |</text:p>
      <text:p text:style-name="Standard">| Hoffman <text:s/>| 2001 | <text:s text:c="2"/><text:s/>100 | <text:s text:c="2"/>767.19 |</text:p>
      <text:p text:style-name="Standard">+----------+------+--------+----------+</text:p>
      <text:p text:style-name="Standard">7 rows in set (0.00 sec)</text:p>
      <text:p text:style-name="Standard"/>
      <text:p text:style-name="Standard">120.Is there a case for assigning a salespeople to berlin</text:p>
      <text:p text:style-name="Standard">mysql&gt;<text:s/>select * from customer where city='berlin';</text:p>
      <text:p text:style-name="Standard">+------+-------+--------+--------+------+</text:p>
      <text:p text:style-name="Standard">| cnum | cname | city <text:s text:c="2"/>| rating | snum |</text:p>
      <text:p text:style-name="Standard">+------+-------+--------+--------+------+</text:p>
      <text:p text:style-name="Standard">| 2004 | Grass | Berlin | <text:s text:c="3"/>300 | 1002 |</text:p>
      <text:p text:style-name="Standard">+------+-------+--------+--------+------+</text:p>
      <text:p text:style-name="Standard">1<text:s/>row in set (0.00 sec)</text:p>
      <text:p text:style-name="Standard">ANS: Yes</text:p>
      <text:p text:style-name="Standard"/>
      <text:p text:style-name="Standard">121.Is there any evidence linking the performance of a salespeople to the commission they get paid</text:p>
      <text:p text:style-name="Standard">mysql&gt; select a.sname,a.snum,sum(a.comm*b.amt) as tot_comm,count(b.onum) as orders_count from salespeople a,orders b,customer c where a.snum=c.snum and b.cnum=c.cnum group by a.snum;</text:p>
      <text:p text:style-name="Standard">+---------+------+-----------+--------------+</text:p>
      <text:p text:style-name="Standard">| sname <text:s text:c="2"/>| snum | tot_comm <text:s/>| orders_count |</text:p>
      <text:p text:style-name="Standard">+---------+------+-----------+--------------+</text:p>
      <text:p text:style-name="Standard">| Peel <text:s text:c="3"/>| 1001 | 1845.8484 | <text:s text:c="11"/>3 |</text:p>
      <text:soft-page-break/>
      <text:p text:style-name="Standard">| Serres <text:s/>| 1002 | <text:s/>841.1520 | <text:s text:c="11"/>2 |</text:p>
      <text:p text:style-name="Standard">| AxelRod | 1003 | <text:s/>178.8980 | <text:s text:c="11"/>2 |</text:p>
      <text:p text:style-name="Standard">| Motika <text:s/>| 1004 | <text:s/>209.0110 | <text:s text:c="11"/>1 |</text:p>
      <text:p text:style-name="Standard">| Rifkin <text:s/>| 1007 | <text:s/>167.5275 | <text:s text:c="11"/>2 |</text:p>
      <text:p text:style-name="Standard">+---------+------+-----------+--------------+</text:p>
      <text:p text:style-name="Standard">5 rows in set (0.00 sec)</text:p>
      <text:p text:style-name="Standard"/>
      <text:p text:style-name="Standard">122. Does the<text:s/>total amt in orders by customer in rome and lodon exceed the commission paid to salespeople in london and new york by more than 5 times?</text:p>
      <text:p text:style-name="Standard"/>
      <text:p text:style-name="Standard">mysql&gt; select sum(a.amt) as sales,(select round(sum(e.amt*g.comm)*5,2) from orders e,customer f,salespeople g where e.cnum=f.cnum and f.snum=g.snum and(g.city='london' or g.city='new york')) as 5_times_comm from orders a,customer b where a.cnum=b.cnum and (b.city='london' or b.city='rome');</text:p>
      <text:p text:style-name="Standard">+----------+--------------+</text:p>
      <text:p text:style-name="Standard">| sales <text:s text:c="3"/>| 5_times_comm |</text:p>
      <text:p text:style-name="Standard">+----------+--------------+</text:p>
      <text:p text:style-name="Standard">| 19071.15 | <text:s text:c="4"/>11168.79 |</text:p>
      <text:p text:style-name="Standard">+----------+--------------+</text:p>
      <text:p text:style-name="Standard">1 row in set (0.03 sec)</text:p>
      <text:p text:style-name="Standard"/>
      <text:p text:style-name="Standard">123.Which is the date,order no ,amt and city for each salespeople for max order he has obtained</text:p>
      <text:p text:style-name="Standard">mysql&gt;<text:s/>select a.odate,a.onum,a.amt,d.city,d.sname from orders a,(select max(amt) maxamt,snum from orders a,customer b where a.cnum=b.cnum group by snum)m,customer c,salespeople d where a.amt=maxamt and a.cnum=c.cnum and d.snum=c.snum order by m.snum;</text:p>
      <text:p text:style-name="Standard">+------------+------+---------+-----------+---------+</text:p>
      <text:p text:style-name="Standard">| odate <text:s text:c="5"/>| onum | amt <text:s text:c="4"/>| city <text:s text:c="5"/>| sname <text:s text:c="2"/>|</text:p>
      <text:p text:style-name="Standard">+------------+------+---------+-----------+---------+</text:p>
      <text:p text:style-name="Standard">| 1996-10-06 | 3011 | 9891.88 | London <text:s text:c="3"/>| Peel <text:s text:c="3"/>|</text:p>
      <text:p text:style-name="Standard">| 1996-10-03 | 3005 | 5160.45 | San Jose <text:s/>| Serres<text:s/><text:s/>|</text:p>
      <text:p text:style-name="Standard">| 1996-10-04 | 3009 | 1713.23 | New York <text:s/>| AxelRod |</text:p>
      <text:p text:style-name="Standard">| 1996-10-03 | 3002 | 1900.10 | London <text:s text:c="3"/>| Motika <text:s/>|</text:p>
      <text:p text:style-name="Standard">| 1996-10-03 | 3006 | 1098.16 | Barcelona | Rifkin <text:s/>|</text:p>
      <text:p text:style-name="Standard">+------------+------+---------+-----------+---------+</text:p>
      <text:p text:style-name="Standard">5 rows in set (0.00 sec)</text:p>
      <text:p text:style-name="Standard"/>
      <text:p text:style-name="Standard">124.Which<text:s/>salespeople should be fired?</text:p>
      <text:p text:style-name="Standard">mysql&gt; select a.sname,a.snum,b.cname from salespeople a left join customer b on a.snum=b.snum;</text:p>
      <text:p text:style-name="Standard">+---------+------+----------+</text:p>
      <text:p text:style-name="Standard">| sname <text:s text:c="2"/>| snum | cname <text:s text:c="3"/>|</text:p>
      <text:p text:style-name="Standard">+---------+------+----------+</text:p>
      <text:p text:style-name="Standard">| Peel <text:s text:c="3"/>| 1001 | Hoffman <text:s/>|</text:p>
      <text:p text:style-name="Standard">| AxelRod |<text:s/>1003 | Giovanni |</text:p>
      <text:p text:style-name="Standard">| Serres <text:s/>| 1002 | Liu <text:s text:c="5"/>|</text:p>
      <text:p text:style-name="Standard">| Serres <text:s/>| 1002 | Grass <text:s text:c="3"/>|</text:p>
      <text:p text:style-name="Standard">| Peel <text:s text:c="3"/>| 1001 | Clemens <text:s/>|</text:p>
      <text:p text:style-name="Standard">| Motika <text:s/>| 1004 | Pereira <text:s/>|</text:p>
      <text:p text:style-name="Standard">| Rifkin <text:s/>| 1007 | Cisneros |</text:p>
      <text:p text:style-name="Standard">| Fran <text:s text:c="3"/>| 1005 | NULL <text:s text:c="4"/>|</text:p>
      <text:p text:style-name="Standard">+---------+------+----------+</text:p>
      <text:soft-page-break/>
      <text:p text:style-name="Standard">8 rows in set (0.00 sec)</text:p>
      <text:p text:style-name="Standard">ANS: Fran should be fired</text:p>
      <text:p text:style-name="Standard"/>
      <text:p text:style-name="Standard">125. Total income of company</text:p>
      <text:p text:style-name="Standard">mysql&gt; select sum(a.amt) from orders a;</text:p>
      <text:p text:style-name="Standard">+------------+</text:p>
      <text:p text:style-name="Standard">| sum(a.amt) |</text:p>
      <text:p text:style-name="Standard">+------------+</text:p>
      <text:p text:style-name="Standard">| <text:s text:c="2"/>26658.40 |</text:p>
      <text:p text:style-name="Standard">+------------+</text:p>
      <text:p text:style-name="Standard">1 row in set (0.00 sec)</text:p>
      <text:p text:style-name="Standard"/>
      <text:p text:style-name="Standard">126.What is the gross profit of compamy</text:p>
      <text:p text:style-name="Standard">mysql&gt; select(select<text:s/>sum(amt) from orders)-(select sum(a.comm*b.amt) from salespeople a,orders b,customer c where a.snum=c.snum and b.cnum=c.cnum) as gross_profit;</text:p>
      <text:p text:style-name="Standard">+--------------+</text:p>
      <text:p text:style-name="Standard">| gross_profit |</text:p>
      <text:p text:style-name="Standard">+--------------+</text:p>
      <text:p text:style-name="Standard">| <text:s text:c="2"/>23415.9631 |</text:p>
      <text:p text:style-name="Standard">+--------------+</text:p>
      <text:p text:style-name="Standard">1 row in set (0.00 sec)</text:p>
      <text:p text:style-name="Standard"/>
      <text:p text:style-name="Standard">127.Find the contribution of each salespeople in percentage</text:p>
      <text:p text:style-name="Standard">mysql&gt; select b.snum,c.sname,sum(a.amt) as totsales,(sum(a.amt)*100)/(select sum(amt) from orders) as percentage from orders a,customer b,salespeople c where a.cnum=b.cnum and b.snum=c.snum group by<text:s/>b.snum order by percentage desc;</text:p>
      <text:p text:style-name="Standard">+------+---------+----------+------------+</text:p>
      <text:p text:style-name="Standard">| snum | sname <text:s text:c="2"/>| totsales | percentage |</text:p>
      <text:p text:style-name="Standard">+------+---------+----------+------------+</text:p>
      <text:p text:style-name="Standard">| 1001 | Peel <text:s text:c="3"/>| 15382.07 | <text:s/>57.700650 |</text:p>
      <text:p text:style-name="Standard">| 1002 | Serres <text:s/>| <text:s/>6470.40 | <text:s/>24.271524 |</text:p>
      <text:p text:style-name="Standard">| 1004<text:s/>| Motika <text:s/>| <text:s/>1900.10 | <text:s text:c="2"/>7.127585 |</text:p>
      <text:p text:style-name="Standard">| 1003 | AxelRod | <text:s/>1788.98 | <text:s text:c="2"/>6.710755 |</text:p>
      <text:p text:style-name="Standard">| 1007 | Rifkin <text:s/>| <text:s/>1116.85 | <text:s text:c="2"/>4.189486 |</text:p>
      <text:p text:style-name="Standard">+------+---------+----------+------------+</text:p>
      <text:p text:style-name="Standard">5 rows in set (0.00 sec)</text:p>
      <text:p text:style-name="Standard"/>
      <text:p text:style-name="Standard">128.Find the total earnings of each salespeople</text:p>
      <text:p text:style-name="Standard">mysql&gt; select a.snum,a.sname,sum(b.amt*a.comm) as tot from salespeople a,customer c,orders b where a.snum=c.snum and b.cnum=c.cnum group by c.snum order by tot desc;</text:p>
      <text:p text:style-name="Standard">+------+---------+-----------+</text:p>
      <text:p text:style-name="Standard">| snum | sname <text:s text:c="2"/>| tot <text:s text:c="6"/>|</text:p>
      <text:p text:style-name="Standard">+------+---------+-----------+</text:p>
      <text:p text:style-name="Standard">| 1001 | Peel<text:s/><text:s text:c="3"/>| 1845.8484 |</text:p>
      <text:p text:style-name="Standard">| 1002 | Serres <text:s/>| <text:s/>841.1520 |</text:p>
      <text:p text:style-name="Standard">| 1004 | Motika <text:s/>| <text:s/>209.0110 |</text:p>
      <text:p text:style-name="Standard">| 1003 | AxelRod | <text:s/>178.8980 |</text:p>
      <text:p text:style-name="Standard">| 1007 | Rifkin <text:s/>| <text:s/>167.5275 |</text:p>
      <text:p text:style-name="Standard">+------+---------+-----------+</text:p>
      <text:soft-page-break/>
      <text:p text:style-name="Standard">5 rows in set (0.00 se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Ram</dc:creator>
    <meta:creation-date>2017-10-18T08:51:00Z</meta:creation-date>
    <dc:date>2017-10-19T08:14:00Z</dc:date>
    <meta:template xlink:href="Normal" xlink:type="simple"/>
    <meta:editing-cycles>4</meta:editing-cycles>
    <meta:editing-duration>PT1380S</meta:editing-duration>
    <meta:document-statistic meta:page-count="35" meta:paragraph-count="118" meta:word-count="8841" meta:character-count="59121" meta:row-count="419" meta:non-whitespace-character-count="50398"/>
  </office:meta>
</office:document-meta>
</file>